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7634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4035in"/>
    </style:style>
    <style:style style:name="co7" style:family="table-column">
      <style:table-column-properties fo:break-before="auto" style:column-width="1.5992in"/>
    </style:style>
    <style:style style:name="co8" style:family="table-column">
      <style:table-column-properties fo:break-before="auto" style:column-width="1.8717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1.2189in"/>
    </style:style>
    <style:style style:name="co11" style:family="table-column">
      <style:table-column-properties fo:break-before="auto" style:column-width="1.3929in"/>
    </style:style>
    <style:style style:name="co12" style:family="table-column">
      <style:table-column-properties fo:break-before="auto" style:column-width="1.3165in"/>
    </style:style>
    <style:style style:name="co13" style:family="table-column">
      <style:table-column-properties fo:break-before="auto" style:column-width="1.5563in"/>
    </style:style>
    <style:style style:name="co14" style:family="table-column">
      <style:table-column-properties fo:break-before="auto" style:column-width="1.8827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PSO">
      <style:table-properties table:display="true" style:writing-mode="lr-tb"/>
    </style:style>
    <style:style style:name="ta2" style:family="table" style:master-page-name="PageStyle_5f_PSO_5f_SA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S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Average Best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47742282" calcext:value-type="float">
            <text:p>4301.47742282</text:p>
          </table:table-cell>
          <table:table-cell table:style-name="ce2" office:value-type="float" office:value="109.535000086" calcext:value-type="float">
            <text:p>109.535000086</text:p>
          </table:table-cell>
          <table:table-cell table:style-name="ce2" office:value-type="float" office:value="4179.09294591" calcext:value-type="float">
            <text:p>4179.09294591</text:p>
          </table:table-cell>
          <table:table-cell/>
          <table:table-cell table:formula="of:=AVERAGE([.B2];[.B200])" office:value-type="float" office:value="4119.442467535" calcext:value-type="float">
            <text:p>4119.442467535</text:p>
          </table:table-cell>
          <table:table-cell/>
          <table:table-cell table:formula="of:=AVERAGE([.D2];[.D200])" office:value-type="float" office:value="4043.98759735" calcext:value-type="float">
            <text:p>4043.98759735</text:p>
          </table:table-cell>
          <table:table-cell table:formula="of:=AVERAGE([.C2];[.C200])" office:value-type="float" office:value="109.3289999965" calcext:value-type="float">
            <text:p>109.32899999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15417531" calcext:value-type="float">
            <text:p>4109.15417531</text:p>
          </table:table-cell>
          <table:table-cell table:style-name="ce2" office:value-type="float" office:value="109.443000078" calcext:value-type="float">
            <text:p>109.443000078</text:p>
          </table:table-cell>
          <table:table-cell table:style-name="ce2" office:value-type="float" office:value="4043.85624589" calcext:value-type="float">
            <text:p>4043.856245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4.65873004" calcext:value-type="float">
            <text:p>4044.65873004</text:p>
          </table:table-cell>
          <table:table-cell table:style-name="ce2" office:value-type="float" office:value="109.524999857" calcext:value-type="float">
            <text:p>109.524999857</text:p>
          </table:table-cell>
          <table:table-cell table:style-name="ce2" office:value-type="float" office:value="4011.27993725" calcext:value-type="float">
            <text:p>4011.2799372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3838329" calcext:value-type="float">
            <text:p>4137.13838329</text:p>
          </table:table-cell>
          <table:table-cell table:style-name="ce2" office:value-type="float" office:value="109.464999914" calcext:value-type="float">
            <text:p>109.464999914</text:p>
          </table:table-cell>
          <table:table-cell table:style-name="ce2" office:value-type="float" office:value="4095.51999766" calcext:value-type="float">
            <text:p>4095.5199976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36977858" calcext:value-type="float">
            <text:p>4199.36977858</text:p>
          </table:table-cell>
          <table:table-cell table:style-name="ce2" office:value-type="float" office:value="109.271000147" calcext:value-type="float">
            <text:p>109.271000147</text:p>
          </table:table-cell>
          <table:table-cell table:style-name="ce2" office:value-type="float" office:value="4068.1288889" calcext:value-type="float">
            <text:p>4068.12888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7.84169851" calcext:value-type="float">
            <text:p>4317.84169851</text:p>
          </table:table-cell>
          <table:table-cell table:style-name="ce2" office:value-type="float" office:value="109.16899991" calcext:value-type="float">
            <text:p>109.16899991</text:p>
          </table:table-cell>
          <table:table-cell table:style-name="ce2" office:value-type="float" office:value="4283.58036921" calcext:value-type="float">
            <text:p>4283.5803692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5.2347485" calcext:value-type="float">
            <text:p>4325.2347485</text:p>
          </table:table-cell>
          <table:table-cell table:style-name="ce2" office:value-type="float" office:value="109.075000048" calcext:value-type="float">
            <text:p>109.075000048</text:p>
          </table:table-cell>
          <table:table-cell table:style-name="ce2" office:value-type="float" office:value="4264.44971927" calcext:value-type="float">
            <text:p>4264.449719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9.26304314" calcext:value-type="float">
            <text:p>4219.26304314</text:p>
          </table:table-cell>
          <table:table-cell table:style-name="ce2" office:value-type="float" office:value="109.161999941" calcext:value-type="float">
            <text:p>109.161999941</text:p>
          </table:table-cell>
          <table:table-cell table:style-name="ce2" office:value-type="float" office:value="4189.31527893" calcext:value-type="float">
            <text:p>4189.315278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8.32110347" calcext:value-type="float">
            <text:p>4248.32110347</text:p>
          </table:table-cell>
          <table:table-cell table:style-name="ce2" office:value-type="float" office:value="109.123999834" calcext:value-type="float">
            <text:p>109.123999834</text:p>
          </table:table-cell>
          <table:table-cell table:style-name="ce2" office:value-type="float" office:value="4215.064478" calcext:value-type="float">
            <text:p>4215.06447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3.79464974" calcext:value-type="float">
            <text:p>4063.79464974</text:p>
          </table:table-cell>
          <table:table-cell table:style-name="ce2" office:value-type="float" office:value="109.289999962" calcext:value-type="float">
            <text:p>109.289999962</text:p>
          </table:table-cell>
          <table:table-cell table:style-name="ce2" office:value-type="float" office:value="3997.17756139" calcext:value-type="float">
            <text:p>3997.177561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97039045" calcext:value-type="float">
            <text:p>4072.97039045</text:p>
          </table:table-cell>
          <table:table-cell table:style-name="ce2" office:value-type="float" office:value="109.328000069" calcext:value-type="float">
            <text:p>109.328000069</text:p>
          </table:table-cell>
          <table:table-cell table:style-name="ce2" office:value-type="float" office:value="3989.37961056" calcext:value-type="float">
            <text:p>3989.379610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95.27107928" calcext:value-type="float">
            <text:p>4495.27107928</text:p>
          </table:table-cell>
          <table:table-cell table:style-name="ce2" office:value-type="float" office:value="109.302999973" calcext:value-type="float">
            <text:p>109.302999973</text:p>
          </table:table-cell>
          <table:table-cell table:style-name="ce2" office:value-type="float" office:value="4424.88708676" calcext:value-type="float">
            <text:p>4424.8870867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81244431" calcext:value-type="float">
            <text:p>4356.81244431</text:p>
          </table:table-cell>
          <table:table-cell table:style-name="ce2" office:value-type="float" office:value="109.042000055" calcext:value-type="float">
            <text:p>109.042000055</text:p>
          </table:table-cell>
          <table:table-cell table:style-name="ce2" office:value-type="float" office:value="4298.56263766" calcext:value-type="float">
            <text:p>4298.5626376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9.86079991" calcext:value-type="float">
            <text:p>4109.86079991</text:p>
          </table:table-cell>
          <table:table-cell table:style-name="ce2" office:value-type="float" office:value="109.134000063" calcext:value-type="float">
            <text:p>109.134000063</text:p>
          </table:table-cell>
          <table:table-cell table:style-name="ce2" office:value-type="float" office:value="4041.4885245" calcext:value-type="float">
            <text:p>4041.488524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74337817" calcext:value-type="float">
            <text:p>4229.74337817</text:p>
          </table:table-cell>
          <table:table-cell table:style-name="ce2" office:value-type="float" office:value="109.169000149" calcext:value-type="float">
            <text:p>109.169000149</text:p>
          </table:table-cell>
          <table:table-cell table:style-name="ce2" office:value-type="float" office:value="4109.64388432" calcext:value-type="float">
            <text:p>4109.6438843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0.05544674" calcext:value-type="float">
            <text:p>3940.05544674</text:p>
          </table:table-cell>
          <table:table-cell table:style-name="ce2" office:value-type="float" office:value="109.162000179" calcext:value-type="float">
            <text:p>109.162000179</text:p>
          </table:table-cell>
          <table:table-cell table:style-name="ce2" office:value-type="float" office:value="3795.0491033" calcext:value-type="float">
            <text:p>3795.049103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4.02305135" calcext:value-type="float">
            <text:p>4184.02305135</text:p>
          </table:table-cell>
          <table:table-cell table:style-name="ce2" office:value-type="float" office:value="109.144000053" calcext:value-type="float">
            <text:p>109.144000053</text:p>
          </table:table-cell>
          <table:table-cell table:style-name="ce2" office:value-type="float" office:value="4049.54551885" calcext:value-type="float">
            <text:p>4049.5455188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13.43691788" calcext:value-type="float">
            <text:p>3813.43691788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3795.67187831" calcext:value-type="float">
            <text:p>3795.671878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2.62326312" calcext:value-type="float">
            <text:p>4422.62326312</text:p>
          </table:table-cell>
          <table:table-cell table:style-name="ce2" office:value-type="float" office:value="113.994999886" calcext:value-type="float">
            <text:p>113.994999886</text:p>
          </table:table-cell>
          <table:table-cell table:style-name="ce2" office:value-type="float" office:value="4260.8948919" calcext:value-type="float">
            <text:p>4260.894891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73342635" calcext:value-type="float">
            <text:p>4082.73342635</text:p>
          </table:table-cell>
          <table:table-cell table:style-name="ce2" office:value-type="float" office:value="116.01699996" calcext:value-type="float">
            <text:p>116.01699996</text:p>
          </table:table-cell>
          <table:table-cell table:style-name="ce2" office:value-type="float" office:value="3975.30263689" calcext:value-type="float">
            <text:p>3975.302636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4.01849746" calcext:value-type="float">
            <text:p>3944.01849746</text:p>
          </table:table-cell>
          <table:table-cell table:style-name="ce2" office:value-type="float" office:value="117.520999908" calcext:value-type="float">
            <text:p>117.520999908</text:p>
          </table:table-cell>
          <table:table-cell table:style-name="ce2" office:value-type="float" office:value="3878.65309724" calcext:value-type="float">
            <text:p>3878.653097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92541108" calcext:value-type="float">
            <text:p>4052.92541108</text:p>
          </table:table-cell>
          <table:table-cell table:style-name="ce2" office:value-type="float" office:value="110.72300005" calcext:value-type="float">
            <text:p>110.72300005</text:p>
          </table:table-cell>
          <table:table-cell table:style-name="ce2" office:value-type="float" office:value="4023.53742992" calcext:value-type="float">
            <text:p>4023.537429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35047125" calcext:value-type="float">
            <text:p>4099.35047125</text:p>
          </table:table-cell>
          <table:table-cell table:style-name="ce2" office:value-type="float" office:value="113.864000082" calcext:value-type="float">
            <text:p>113.864000082</text:p>
          </table:table-cell>
          <table:table-cell table:style-name="ce2" office:value-type="float" office:value="4036.03003745" calcext:value-type="float">
            <text:p>4036.0300374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4.04562172" calcext:value-type="float">
            <text:p>4124.04562172</text:p>
          </table:table-cell>
          <table:table-cell table:style-name="ce2" office:value-type="float" office:value="117.092999935" calcext:value-type="float">
            <text:p>117.092999935</text:p>
          </table:table-cell>
          <table:table-cell table:style-name="ce2" office:value-type="float" office:value="4068.15183623" calcext:value-type="float">
            <text:p>4068.1518362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00035456" calcext:value-type="float">
            <text:p>4029.00035456</text:p>
          </table:table-cell>
          <table:table-cell table:style-name="ce2" office:value-type="float" office:value="109.713000059" calcext:value-type="float">
            <text:p>109.713000059</text:p>
          </table:table-cell>
          <table:table-cell table:style-name="ce2" office:value-type="float" office:value="3893.11133453" calcext:value-type="float">
            <text:p>3893.1113345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1.23716381" calcext:value-type="float">
            <text:p>4311.23716381</text:p>
          </table:table-cell>
          <table:table-cell table:style-name="ce2" office:value-type="float" office:value="109.727999926" calcext:value-type="float">
            <text:p>109.727999926</text:p>
          </table:table-cell>
          <table:table-cell table:style-name="ce2" office:value-type="float" office:value="4217.34398922" calcext:value-type="float">
            <text:p>4217.3439892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67655815" calcext:value-type="float">
            <text:p>4301.67655815</text:p>
          </table:table-cell>
          <table:table-cell table:style-name="ce2" office:value-type="float" office:value="111.144000053" calcext:value-type="float">
            <text:p>111.144000053</text:p>
          </table:table-cell>
          <table:table-cell table:style-name="ce2" office:value-type="float" office:value="4249.73733885" calcext:value-type="float">
            <text:p>4249.7373388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57789163" calcext:value-type="float">
            <text:p>4065.57789163</text:p>
          </table:table-cell>
          <table:table-cell table:style-name="ce2" office:value-type="float" office:value="118.393000126" calcext:value-type="float">
            <text:p>118.393000126</text:p>
          </table:table-cell>
          <table:table-cell table:style-name="ce2" office:value-type="float" office:value="3991.51694052" calcext:value-type="float">
            <text:p>3991.5169405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7063137" calcext:value-type="float">
            <text:p>4165.7063137</text:p>
          </table:table-cell>
          <table:table-cell table:style-name="ce2" office:value-type="float" office:value="114.950999975" calcext:value-type="float">
            <text:p>114.950999975</text:p>
          </table:table-cell>
          <table:table-cell table:style-name="ce2" office:value-type="float" office:value="4082.50595515" calcext:value-type="float">
            <text:p>4082.5059551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4.99303318" calcext:value-type="float">
            <text:p>4404.99303318</text:p>
          </table:table-cell>
          <table:table-cell table:style-name="ce2" office:value-type="float" office:value="116.667000055" calcext:value-type="float">
            <text:p>116.667000055</text:p>
          </table:table-cell>
          <table:table-cell table:style-name="ce2" office:value-type="float" office:value="4349.51126365" calcext:value-type="float">
            <text:p>4349.5112636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8.39313559" calcext:value-type="float">
            <text:p>4468.39313559</text:p>
          </table:table-cell>
          <table:table-cell table:style-name="ce2" office:value-type="float" office:value="114.869000196" calcext:value-type="float">
            <text:p>114.869000196</text:p>
          </table:table-cell>
          <table:table-cell table:style-name="ce2" office:value-type="float" office:value="4339.72940401" calcext:value-type="float">
            <text:p>4339.7294040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5.90851504" calcext:value-type="float">
            <text:p>3955.90851504</text:p>
          </table:table-cell>
          <table:table-cell table:style-name="ce2" office:value-type="float" office:value="119.125999928" calcext:value-type="float">
            <text:p>119.125999928</text:p>
          </table:table-cell>
          <table:table-cell table:style-name="ce2" office:value-type="float" office:value="3844.65085186" calcext:value-type="float">
            <text:p>3844.6508518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9851264" calcext:value-type="float">
            <text:p>4128.19851264</text:p>
          </table:table-cell>
          <table:table-cell table:style-name="ce2" office:value-type="float" office:value="110.453999996" calcext:value-type="float">
            <text:p>110.453999996</text:p>
          </table:table-cell>
          <table:table-cell table:style-name="ce2" office:value-type="float" office:value="4073.69911512" calcext:value-type="float">
            <text:p>4073.699115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5260665" calcext:value-type="float">
            <text:p>4099.05260665</text:p>
          </table:table-cell>
          <table:table-cell table:style-name="ce2" office:value-type="float" office:value="109.171000004" calcext:value-type="float">
            <text:p>109.171000004</text:p>
          </table:table-cell>
          <table:table-cell table:style-name="ce2" office:value-type="float" office:value="4032.93108517" calcext:value-type="float">
            <text:p>4032.9310851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63032357" calcext:value-type="float">
            <text:p>4103.63032357</text:p>
          </table:table-cell>
          <table:table-cell table:style-name="ce2" office:value-type="float" office:value="109.136000156" calcext:value-type="float">
            <text:p>109.136000156</text:p>
          </table:table-cell>
          <table:table-cell table:style-name="ce2" office:value-type="float" office:value="4054.97582957" calcext:value-type="float">
            <text:p>4054.975829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7.89233214" calcext:value-type="float">
            <text:p>3997.89233214</text:p>
          </table:table-cell>
          <table:table-cell table:style-name="ce2" office:value-type="float" office:value="109.237999916" calcext:value-type="float">
            <text:p>109.237999916</text:p>
          </table:table-cell>
          <table:table-cell table:style-name="ce2" office:value-type="float" office:value="3947.79758594" calcext:value-type="float">
            <text:p>3947.79758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9.22389778" calcext:value-type="float">
            <text:p>3999.22389778</text:p>
          </table:table-cell>
          <table:table-cell table:style-name="ce2" office:value-type="float" office:value="109.18599987" calcext:value-type="float">
            <text:p>109.18599987</text:p>
          </table:table-cell>
          <table:table-cell table:style-name="ce2" office:value-type="float" office:value="3899.38804719" calcext:value-type="float">
            <text:p>3899.3880471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4.48680309" calcext:value-type="float">
            <text:p>4354.48680309</text:p>
          </table:table-cell>
          <table:table-cell table:style-name="ce2" office:value-type="float" office:value="109.031000137" calcext:value-type="float">
            <text:p>109.031000137</text:p>
          </table:table-cell>
          <table:table-cell table:style-name="ce2" office:value-type="float" office:value="4291.18205435" calcext:value-type="float">
            <text:p>4291.1820543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7.93394588" calcext:value-type="float">
            <text:p>4367.93394588</text:p>
          </table:table-cell>
          <table:table-cell table:style-name="ce2" office:value-type="float" office:value="109.246000051" calcext:value-type="float">
            <text:p>109.246000051</text:p>
          </table:table-cell>
          <table:table-cell table:style-name="ce2" office:value-type="float" office:value="4329.82436912" calcext:value-type="float">
            <text:p>4329.824369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9935141" calcext:value-type="float">
            <text:p>4175.9935141</text:p>
          </table:table-cell>
          <table:table-cell table:style-name="ce2" office:value-type="float" office:value="109.212000132" calcext:value-type="float">
            <text:p>109.212000132</text:p>
          </table:table-cell>
          <table:table-cell table:style-name="ce2" office:value-type="float" office:value="4033.06131239" calcext:value-type="float">
            <text:p>4033.061312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3.99834953" calcext:value-type="float">
            <text:p>4353.99834953</text:p>
          </table:table-cell>
          <table:table-cell table:style-name="ce2" office:value-type="float" office:value="109.144999981" calcext:value-type="float">
            <text:p>109.144999981</text:p>
          </table:table-cell>
          <table:table-cell table:style-name="ce2" office:value-type="float" office:value="4191.2691202" calcext:value-type="float">
            <text:p>4191.269120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8.78250201" calcext:value-type="float">
            <text:p>4228.78250201</text:p>
          </table:table-cell>
          <table:table-cell table:style-name="ce2" office:value-type="float" office:value="109.604000092" calcext:value-type="float">
            <text:p>109.604000092</text:p>
          </table:table-cell>
          <table:table-cell table:style-name="ce2" office:value-type="float" office:value="4143.23000147" calcext:value-type="float">
            <text:p>4143.2300014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2.10054962" calcext:value-type="float">
            <text:p>4372.10054962</text:p>
          </table:table-cell>
          <table:table-cell table:style-name="ce2" office:value-type="float" office:value="109.313999891" calcext:value-type="float">
            <text:p>109.313999891</text:p>
          </table:table-cell>
          <table:table-cell table:style-name="ce2" office:value-type="float" office:value="4267.39156317" calcext:value-type="float">
            <text:p>4267.3915631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6.17279285" calcext:value-type="float">
            <text:p>3996.17279285</text:p>
          </table:table-cell>
          <table:table-cell table:style-name="ce2" office:value-type="float" office:value="109.177999973" calcext:value-type="float">
            <text:p>109.177999973</text:p>
          </table:table-cell>
          <table:table-cell table:style-name="ce2" office:value-type="float" office:value="3939.78993974" calcext:value-type="float">
            <text:p>3939.789939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3.96895152" calcext:value-type="float">
            <text:p>4033.96895152</text:p>
          </table:table-cell>
          <table:table-cell table:style-name="ce2" office:value-type="float" office:value="109.234999895" calcext:value-type="float">
            <text:p>109.234999895</text:p>
          </table:table-cell>
          <table:table-cell table:style-name="ce2" office:value-type="float" office:value="3975.62631156" calcext:value-type="float">
            <text:p>3975.626311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0.06072067" calcext:value-type="float">
            <text:p>4190.06072067</text:p>
          </table:table-cell>
          <table:table-cell table:style-name="ce2" office:value-type="float" office:value="114.54399991" calcext:value-type="float">
            <text:p>114.54399991</text:p>
          </table:table-cell>
          <table:table-cell table:style-name="ce2" office:value-type="float" office:value="4136.23598999" calcext:value-type="float">
            <text:p>4136.2359899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4.09475314" calcext:value-type="float">
            <text:p>4374.09475314</text:p>
          </table:table-cell>
          <table:table-cell table:style-name="ce2" office:value-type="float" office:value="112.433000088" calcext:value-type="float">
            <text:p>112.433000088</text:p>
          </table:table-cell>
          <table:table-cell table:style-name="ce2" office:value-type="float" office:value="4289.43996989" calcext:value-type="float">
            <text:p>4289.439969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20990338" calcext:value-type="float">
            <text:p>4158.20990338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6.87660247" calcext:value-type="float">
            <text:p>4116.8766024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37600465" calcext:value-type="float">
            <text:p>4214.37600465</text:p>
          </table:table-cell>
          <table:table-cell table:style-name="ce2" office:value-type="float" office:value="109.556999922" calcext:value-type="float">
            <text:p>109.556999922</text:p>
          </table:table-cell>
          <table:table-cell table:style-name="ce2" office:value-type="float" office:value="4110.84350463" calcext:value-type="float">
            <text:p>4110.843504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3.33021723" calcext:value-type="float">
            <text:p>4143.33021723</text:p>
          </table:table-cell>
          <table:table-cell table:style-name="ce2" office:value-type="float" office:value="114.504999876" calcext:value-type="float">
            <text:p>114.504999876</text:p>
          </table:table-cell>
          <table:table-cell table:style-name="ce2" office:value-type="float" office:value="4105.15151479" calcext:value-type="float">
            <text:p>4105.1515147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3.18999201" calcext:value-type="float">
            <text:p>3973.18999201</text:p>
          </table:table-cell>
          <table:table-cell table:style-name="ce2" office:value-type="float" office:value="113.160000086" calcext:value-type="float">
            <text:p>113.160000086</text:p>
          </table:table-cell>
          <table:table-cell table:style-name="ce2" office:value-type="float" office:value="3933.65722564" calcext:value-type="float">
            <text:p>3933.657225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74246614" calcext:value-type="float">
            <text:p>4204.74246614</text:p>
          </table:table-cell>
          <table:table-cell table:style-name="ce2" office:value-type="float" office:value="114.654000044" calcext:value-type="float">
            <text:p>114.654000044</text:p>
          </table:table-cell>
          <table:table-cell table:style-name="ce2" office:value-type="float" office:value="4130.90496976" calcext:value-type="float">
            <text:p>4130.9049697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5.2211676" calcext:value-type="float">
            <text:p>4175.2211676</text:p>
          </table:table-cell>
          <table:table-cell table:style-name="ce2" office:value-type="float" office:value="128.828999996" calcext:value-type="float">
            <text:p>128.828999996</text:p>
          </table:table-cell>
          <table:table-cell table:style-name="ce2" office:value-type="float" office:value="4169.40975729" calcext:value-type="float">
            <text:p>4169.4097572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28127771" calcext:value-type="float">
            <text:p>4323.28127771</text:p>
          </table:table-cell>
          <table:table-cell table:style-name="ce2" office:value-type="float" office:value="117.650000095" calcext:value-type="float">
            <text:p>117.650000095</text:p>
          </table:table-cell>
          <table:table-cell table:style-name="ce2" office:value-type="float" office:value="4254.23334604" calcext:value-type="float">
            <text:p>4254.2333460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1655904" calcext:value-type="float">
            <text:p>4258.1655904</text:p>
          </table:table-cell>
          <table:table-cell table:style-name="ce2" office:value-type="float" office:value="124.059000015" calcext:value-type="float">
            <text:p>124.059000015</text:p>
          </table:table-cell>
          <table:table-cell table:style-name="ce2" office:value-type="float" office:value="4202.10073897" calcext:value-type="float">
            <text:p>4202.100738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08999791" calcext:value-type="float">
            <text:p>4097.08999791</text:p>
          </table:table-cell>
          <table:table-cell table:style-name="ce2" office:value-type="float" office:value="123.631000042" calcext:value-type="float">
            <text:p>123.631000042</text:p>
          </table:table-cell>
          <table:table-cell table:style-name="ce2" office:value-type="float" office:value="4070.19141668" calcext:value-type="float">
            <text:p>4070.1914166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2.47050077" calcext:value-type="float">
            <text:p>4162.47050077</text:p>
          </table:table-cell>
          <table:table-cell table:style-name="ce2" office:value-type="float" office:value="122.450999975" calcext:value-type="float">
            <text:p>122.450999975</text:p>
          </table:table-cell>
          <table:table-cell table:style-name="ce2" office:value-type="float" office:value="4116.65046073" calcext:value-type="float">
            <text:p>4116.650460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9.724057" calcext:value-type="float">
            <text:p>4129.724057</text:p>
          </table:table-cell>
          <table:table-cell table:style-name="ce2" office:value-type="float" office:value="124.75" calcext:value-type="float">
            <text:p>124.75</text:p>
          </table:table-cell>
          <table:table-cell table:style-name="ce2" office:value-type="float" office:value="4089.7880481" calcext:value-type="float">
            <text:p>4089.78804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48070548" calcext:value-type="float">
            <text:p>4244.48070548</text:p>
          </table:table-cell>
          <table:table-cell table:style-name="ce2" office:value-type="float" office:value="129.118999958" calcext:value-type="float">
            <text:p>129.118999958</text:p>
          </table:table-cell>
          <table:table-cell table:style-name="ce2" office:value-type="float" office:value="4177.72310062" calcext:value-type="float">
            <text:p>4177.7231006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130869" calcext:value-type="float">
            <text:p>4153.06130869</text:p>
          </table:table-cell>
          <table:table-cell table:style-name="ce2" office:value-type="float" office:value="111.75999999" calcext:value-type="float">
            <text:p>111.75999999</text:p>
          </table:table-cell>
          <table:table-cell table:style-name="ce2" office:value-type="float" office:value="4002.49530014" calcext:value-type="float">
            <text:p>4002.4953001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3.61519299" calcext:value-type="float">
            <text:p>4413.61519299</text:p>
          </table:table-cell>
          <table:table-cell table:style-name="ce2" office:value-type="float" office:value="110.392000198" calcext:value-type="float">
            <text:p>110.392000198</text:p>
          </table:table-cell>
          <table:table-cell table:style-name="ce2" office:value-type="float" office:value="4331.75696264" calcext:value-type="float">
            <text:p>4331.756962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11774894" calcext:value-type="float">
            <text:p>4101.11774894</text:p>
          </table:table-cell>
          <table:table-cell table:style-name="ce2" office:value-type="float" office:value="110.616000175" calcext:value-type="float">
            <text:p>110.616000175</text:p>
          </table:table-cell>
          <table:table-cell table:style-name="ce2" office:value-type="float" office:value="3966.27062919" calcext:value-type="float">
            <text:p>3966.2706291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9.76834209" calcext:value-type="float">
            <text:p>4339.76834209</text:p>
          </table:table-cell>
          <table:table-cell table:style-name="ce2" office:value-type="float" office:value="110.585999966" calcext:value-type="float">
            <text:p>110.585999966</text:p>
          </table:table-cell>
          <table:table-cell table:style-name="ce2" office:value-type="float" office:value="4288.20662971" calcext:value-type="float">
            <text:p>4288.206629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97608249" calcext:value-type="float">
            <text:p>4152.97608249</text:p>
          </table:table-cell>
          <table:table-cell table:style-name="ce2" office:value-type="float" office:value="110.347999811" calcext:value-type="float">
            <text:p>110.347999811</text:p>
          </table:table-cell>
          <table:table-cell table:style-name="ce2" office:value-type="float" office:value="4139.5709165" calcext:value-type="float">
            <text:p>4139.570916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0.84244237" calcext:value-type="float">
            <text:p>4220.84244237</text:p>
          </table:table-cell>
          <table:table-cell table:style-name="ce2" office:value-type="float" office:value="110.613999844" calcext:value-type="float">
            <text:p>110.613999844</text:p>
          </table:table-cell>
          <table:table-cell table:style-name="ce2" office:value-type="float" office:value="4114.24581294" calcext:value-type="float">
            <text:p>4114.245812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5.92144547" calcext:value-type="float">
            <text:p>4305.92144547</text:p>
          </table:table-cell>
          <table:table-cell table:style-name="ce2" office:value-type="float" office:value="110.075000048" calcext:value-type="float">
            <text:p>110.075000048</text:p>
          </table:table-cell>
          <table:table-cell table:style-name="ce2" office:value-type="float" office:value="4258.85353581" calcext:value-type="float">
            <text:p>4258.853535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9.39702261" calcext:value-type="float">
            <text:p>4359.39702261</text:p>
          </table:table-cell>
          <table:table-cell table:style-name="ce2" office:value-type="float" office:value="110.325000048" calcext:value-type="float">
            <text:p>110.325000048</text:p>
          </table:table-cell>
          <table:table-cell table:style-name="ce2" office:value-type="float" office:value="4168.97561244" calcext:value-type="float">
            <text:p>4168.9756124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3.77760577" calcext:value-type="float">
            <text:p>4093.77760577</text:p>
          </table:table-cell>
          <table:table-cell table:style-name="ce2" office:value-type="float" office:value="110.57400012" calcext:value-type="float">
            <text:p>110.57400012</text:p>
          </table:table-cell>
          <table:table-cell table:style-name="ce2" office:value-type="float" office:value="4010.24939388" calcext:value-type="float">
            <text:p>4010.2493938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90786" calcext:value-type="float">
            <text:p>4138.490786</text:p>
          </table:table-cell>
          <table:table-cell table:style-name="ce2" office:value-type="float" office:value="110.431999922" calcext:value-type="float">
            <text:p>110.431999922</text:p>
          </table:table-cell>
          <table:table-cell table:style-name="ce2" office:value-type="float" office:value="4084.02798561" calcext:value-type="float">
            <text:p>4084.0279856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25488429" calcext:value-type="float">
            <text:p>4249.25488429</text:p>
          </table:table-cell>
          <table:table-cell table:style-name="ce2" office:value-type="float" office:value="110.510999918" calcext:value-type="float">
            <text:p>110.510999918</text:p>
          </table:table-cell>
          <table:table-cell table:style-name="ce2" office:value-type="float" office:value="4234.44701645" calcext:value-type="float">
            <text:p>4234.4470164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42924355" calcext:value-type="float">
            <text:p>4271.42924355</text:p>
          </table:table-cell>
          <table:table-cell table:style-name="ce2" office:value-type="float" office:value="110.552999973" calcext:value-type="float">
            <text:p>110.552999973</text:p>
          </table:table-cell>
          <table:table-cell table:style-name="ce2" office:value-type="float" office:value="4210.59253375" calcext:value-type="float">
            <text:p>4210.592533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27774746" calcext:value-type="float">
            <text:p>4126.27774746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092.2424682" calcext:value-type="float">
            <text:p>4092.242468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65832824" calcext:value-type="float">
            <text:p>4155.65832824</text:p>
          </table:table-cell>
          <table:table-cell table:style-name="ce2" office:value-type="float" office:value="110.286000013" calcext:value-type="float">
            <text:p>110.286000013</text:p>
          </table:table-cell>
          <table:table-cell table:style-name="ce2" office:value-type="float" office:value="4117.09075746" calcext:value-type="float">
            <text:p>4117.0907574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8.99187144" calcext:value-type="float">
            <text:p>3968.99187144</text:p>
          </table:table-cell>
          <table:table-cell table:style-name="ce2" office:value-type="float" office:value="110.151000023" calcext:value-type="float">
            <text:p>110.151000023</text:p>
          </table:table-cell>
          <table:table-cell table:style-name="ce2" office:value-type="float" office:value="3873.567582" calcext:value-type="float">
            <text:p>3873.56758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5795328" calcext:value-type="float">
            <text:p>4299.95795328</text:p>
          </table:table-cell>
          <table:table-cell table:style-name="ce2" office:value-type="float" office:value="110.085999966" calcext:value-type="float">
            <text:p>110.085999966</text:p>
          </table:table-cell>
          <table:table-cell table:style-name="ce2" office:value-type="float" office:value="4195.72326178" calcext:value-type="float">
            <text:p>4195.7232617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70367737" calcext:value-type="float">
            <text:p>4304.70367737</text:p>
          </table:table-cell>
          <table:table-cell table:style-name="ce2" office:value-type="float" office:value="110.306999922" calcext:value-type="float">
            <text:p>110.306999922</text:p>
          </table:table-cell>
          <table:table-cell table:style-name="ce2" office:value-type="float" office:value="4288.87669392" calcext:value-type="float">
            <text:p>4288.876693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3883858" calcext:value-type="float">
            <text:p>4329.63883858</text:p>
          </table:table-cell>
          <table:table-cell table:style-name="ce2" office:value-type="float" office:value="111.122999907" calcext:value-type="float">
            <text:p>111.122999907</text:p>
          </table:table-cell>
          <table:table-cell table:style-name="ce2" office:value-type="float" office:value="4275.24403267" calcext:value-type="float">
            <text:p>4275.2440326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0.65727193" calcext:value-type="float">
            <text:p>4070.65727193</text:p>
          </table:table-cell>
          <table:table-cell table:style-name="ce2" office:value-type="float" office:value="110.50999999" calcext:value-type="float">
            <text:p>110.50999999</text:p>
          </table:table-cell>
          <table:table-cell table:style-name="ce2" office:value-type="float" office:value="3992.99883299" calcext:value-type="float">
            <text:p>3992.9988329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0.84413692" calcext:value-type="float">
            <text:p>4340.84413692</text:p>
          </table:table-cell>
          <table:table-cell table:style-name="ce2" office:value-type="float" office:value="110.605000019" calcext:value-type="float">
            <text:p>110.605000019</text:p>
          </table:table-cell>
          <table:table-cell table:style-name="ce2" office:value-type="float" office:value="4262.08792872" calcext:value-type="float">
            <text:p>4262.0879287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9.82014278" calcext:value-type="float">
            <text:p>4199.82014278</text:p>
          </table:table-cell>
          <table:table-cell table:style-name="ce2" office:value-type="float" office:value="110.40899992" calcext:value-type="float">
            <text:p>110.40899992</text:p>
          </table:table-cell>
          <table:table-cell table:style-name="ce2" office:value-type="float" office:value="4157.20013572" calcext:value-type="float">
            <text:p>4157.2001357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59174452" calcext:value-type="float">
            <text:p>4126.59174452</text:p>
          </table:table-cell>
          <table:table-cell table:style-name="ce2" office:value-type="float" office:value="110.75999999" calcext:value-type="float">
            <text:p>110.75999999</text:p>
          </table:table-cell>
          <table:table-cell table:style-name="ce2" office:value-type="float" office:value="4073.76830225" calcext:value-type="float">
            <text:p>4073.7683022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6.14995468" calcext:value-type="float">
            <text:p>4296.14995468</text:p>
          </table:table-cell>
          <table:table-cell table:style-name="ce2" office:value-type="float" office:value="110.612999916" calcext:value-type="float">
            <text:p>110.612999916</text:p>
          </table:table-cell>
          <table:table-cell table:style-name="ce2" office:value-type="float" office:value="4252.41883124" calcext:value-type="float">
            <text:p>4252.418831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60870641" calcext:value-type="float">
            <text:p>4275.60870641</text:p>
          </table:table-cell>
          <table:table-cell table:style-name="ce2" office:value-type="float" office:value="110.161999941" calcext:value-type="float">
            <text:p>110.161999941</text:p>
          </table:table-cell>
          <table:table-cell table:style-name="ce2" office:value-type="float" office:value="4230.49368532" calcext:value-type="float">
            <text:p>4230.4936853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1995645" calcext:value-type="float">
            <text:p>4088.11995645</text:p>
          </table:table-cell>
          <table:table-cell table:style-name="ce2" office:value-type="float" office:value="109.993000031" calcext:value-type="float">
            <text:p>109.993000031</text:p>
          </table:table-cell>
          <table:table-cell table:style-name="ce2" office:value-type="float" office:value="4068.85943227" calcext:value-type="float">
            <text:p>4068.859432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9961389" calcext:value-type="float">
            <text:p>4182.49961389</text:p>
          </table:table-cell>
          <table:table-cell table:style-name="ce2" office:value-type="float" office:value="110.436000109" calcext:value-type="float">
            <text:p>110.436000109</text:p>
          </table:table-cell>
          <table:table-cell table:style-name="ce2" office:value-type="float" office:value="4157.2798267" calcext:value-type="float">
            <text:p>4157.279826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5.66444209" calcext:value-type="float">
            <text:p>4415.66444209</text:p>
          </table:table-cell>
          <table:table-cell table:style-name="ce2" office:value-type="float" office:value="110.457000017" calcext:value-type="float">
            <text:p>110.457000017</text:p>
          </table:table-cell>
          <table:table-cell table:style-name="ce2" office:value-type="float" office:value="4300.29657933" calcext:value-type="float">
            <text:p>4300.2965793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6.61043527" calcext:value-type="float">
            <text:p>4236.61043527</text:p>
          </table:table-cell>
          <table:table-cell table:style-name="ce2" office:value-type="float" office:value="110.641000032" calcext:value-type="float">
            <text:p>110.641000032</text:p>
          </table:table-cell>
          <table:table-cell table:style-name="ce2" office:value-type="float" office:value="4217.68461675" calcext:value-type="float">
            <text:p>4217.684616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93499039" calcext:value-type="float">
            <text:p>4149.93499039</text:p>
          </table:table-cell>
          <table:table-cell table:style-name="ce2" office:value-type="float" office:value="110.322000027" calcext:value-type="float">
            <text:p>110.322000027</text:p>
          </table:table-cell>
          <table:table-cell table:style-name="ce2" office:value-type="float" office:value="4125.87829503" calcext:value-type="float">
            <text:p>4125.8782950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41353491" calcext:value-type="float">
            <text:p>4262.41353491</text:p>
          </table:table-cell>
          <table:table-cell table:style-name="ce2" office:value-type="float" office:value="110.382999897" calcext:value-type="float">
            <text:p>110.382999897</text:p>
          </table:table-cell>
          <table:table-cell table:style-name="ce2" office:value-type="float" office:value="4183.81571393" calcext:value-type="float">
            <text:p>4183.815713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2.93337819" calcext:value-type="float">
            <text:p>4102.93337819</text:p>
          </table:table-cell>
          <table:table-cell table:style-name="ce2" office:value-type="float" office:value="110.967999935" calcext:value-type="float">
            <text:p>110.967999935</text:p>
          </table:table-cell>
          <table:table-cell table:style-name="ce2" office:value-type="float" office:value="4000.05847229" calcext:value-type="float">
            <text:p>4000.0584722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8.52261103" calcext:value-type="float">
            <text:p>4178.52261103</text:p>
          </table:table-cell>
          <table:table-cell table:style-name="ce2" office:value-type="float" office:value="110.410000086" calcext:value-type="float">
            <text:p>110.410000086</text:p>
          </table:table-cell>
          <table:table-cell table:style-name="ce2" office:value-type="float" office:value="4157.41323329" calcext:value-type="float">
            <text:p>4157.4132332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0.61969228" calcext:value-type="float">
            <text:p>4500.61969228</text:p>
          </table:table-cell>
          <table:table-cell table:style-name="ce2" office:value-type="float" office:value="110.55099988" calcext:value-type="float">
            <text:p>110.55099988</text:p>
          </table:table-cell>
          <table:table-cell table:style-name="ce2" office:value-type="float" office:value="4360.58334739" calcext:value-type="float">
            <text:p>4360.583347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56849858" calcext:value-type="float">
            <text:p>4285.56849858</text:p>
          </table:table-cell>
          <table:table-cell table:style-name="ce2" office:value-type="float" office:value="110.375999928" calcext:value-type="float">
            <text:p>110.375999928</text:p>
          </table:table-cell>
          <table:table-cell table:style-name="ce2" office:value-type="float" office:value="4211.41545355" calcext:value-type="float">
            <text:p>4211.4154535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3.21287863" calcext:value-type="float">
            <text:p>4083.21287863</text:p>
          </table:table-cell>
          <table:table-cell table:style-name="ce2" office:value-type="float" office:value="110.076999903" calcext:value-type="float">
            <text:p>110.076999903</text:p>
          </table:table-cell>
          <table:table-cell table:style-name="ce2" office:value-type="float" office:value="3979.02922463" calcext:value-type="float">
            <text:p>3979.029224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7.02902282" calcext:value-type="float">
            <text:p>3987.02902282</text:p>
          </table:table-cell>
          <table:table-cell table:style-name="ce2" office:value-type="float" office:value="110.401000023" calcext:value-type="float">
            <text:p>110.401000023</text:p>
          </table:table-cell>
          <table:table-cell table:style-name="ce2" office:value-type="float" office:value="3926.57291552" calcext:value-type="float">
            <text:p>3926.5729155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8972039" calcext:value-type="float">
            <text:p>4099.8972039</text:p>
          </table:table-cell>
          <table:table-cell table:style-name="ce2" office:value-type="float" office:value="110.054000139" calcext:value-type="float">
            <text:p>110.054000139</text:p>
          </table:table-cell>
          <table:table-cell table:style-name="ce2" office:value-type="float" office:value="3940.99430302" calcext:value-type="float">
            <text:p>3940.9943030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4.75624792" calcext:value-type="float">
            <text:p>4024.75624792</text:p>
          </table:table-cell>
          <table:table-cell table:style-name="ce2" office:value-type="float" office:value="110.121999979" calcext:value-type="float">
            <text:p>110.121999979</text:p>
          </table:table-cell>
          <table:table-cell table:style-name="ce2" office:value-type="float" office:value="3971.44454026" calcext:value-type="float">
            <text:p>3971.444540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63275198" calcext:value-type="float">
            <text:p>4310.63275198</text:p>
          </table:table-cell>
          <table:table-cell table:style-name="ce2" office:value-type="float" office:value="110.759000063" calcext:value-type="float">
            <text:p>110.759000063</text:p>
          </table:table-cell>
          <table:table-cell table:style-name="ce2" office:value-type="float" office:value="4103.25190097" calcext:value-type="float">
            <text:p>4103.251900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1.51411751" calcext:value-type="float">
            <text:p>4321.51411751</text:p>
          </table:table-cell>
          <table:table-cell table:style-name="ce2" office:value-type="float" office:value="110.157999992" calcext:value-type="float">
            <text:p>110.157999992</text:p>
          </table:table-cell>
          <table:table-cell table:style-name="ce2" office:value-type="float" office:value="4256.49055892" calcext:value-type="float">
            <text:p>4256.490558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92300413" calcext:value-type="float">
            <text:p>4270.92300413</text:p>
          </table:table-cell>
          <table:table-cell table:style-name="ce2" office:value-type="float" office:value="122.409000158" calcext:value-type="float">
            <text:p>122.409000158</text:p>
          </table:table-cell>
          <table:table-cell table:style-name="ce2" office:value-type="float" office:value="4044.29441336" calcext:value-type="float">
            <text:p>4044.2944133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4421705" calcext:value-type="float">
            <text:p>4128.14421705</text:p>
          </table:table-cell>
          <table:table-cell table:style-name="ce2" office:value-type="float" office:value="112.412000179" calcext:value-type="float">
            <text:p>112.412000179</text:p>
          </table:table-cell>
          <table:table-cell table:style-name="ce2" office:value-type="float" office:value="4098.81657534" calcext:value-type="float">
            <text:p>4098.8165753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76757517" calcext:value-type="float">
            <text:p>4380.76757517</text:p>
          </table:table-cell>
          <table:table-cell table:style-name="ce2" office:value-type="float" office:value="120.840000153" calcext:value-type="float">
            <text:p>120.840000153</text:p>
          </table:table-cell>
          <table:table-cell table:style-name="ce2" office:value-type="float" office:value="4287.8808255" calcext:value-type="float">
            <text:p>4287.880825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3.20285929" calcext:value-type="float">
            <text:p>4223.20285929</text:p>
          </table:table-cell>
          <table:table-cell table:style-name="ce2" office:value-type="float" office:value="121.428999901" calcext:value-type="float">
            <text:p>121.428999901</text:p>
          </table:table-cell>
          <table:table-cell table:style-name="ce2" office:value-type="float" office:value="4004.65349591" calcext:value-type="float">
            <text:p>4004.653495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82695026" calcext:value-type="float">
            <text:p>3972.82695026</text:p>
          </table:table-cell>
          <table:table-cell table:style-name="ce2" office:value-type="float" office:value="109.782000065" calcext:value-type="float">
            <text:p>109.782000065</text:p>
          </table:table-cell>
          <table:table-cell table:style-name="ce2" office:value-type="float" office:value="3880.44271397" calcext:value-type="float">
            <text:p>3880.442713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6.7391561" calcext:value-type="float">
            <text:p>4056.7391561</text:p>
          </table:table-cell>
          <table:table-cell table:style-name="ce2" office:value-type="float" office:value="112.078999996" calcext:value-type="float">
            <text:p>112.078999996</text:p>
          </table:table-cell>
          <table:table-cell table:style-name="ce2" office:value-type="float" office:value="3939.91164358" calcext:value-type="float">
            <text:p>3939.9116435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58183167" calcext:value-type="float">
            <text:p>4165.58183167</text:p>
          </table:table-cell>
          <table:table-cell table:style-name="ce2" office:value-type="float" office:value="112.421000004" calcext:value-type="float">
            <text:p>112.421000004</text:p>
          </table:table-cell>
          <table:table-cell table:style-name="ce2" office:value-type="float" office:value="4079.45686252" calcext:value-type="float">
            <text:p>4079.4568625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11594886" calcext:value-type="float">
            <text:p>4176.11594886</text:p>
          </table:table-cell>
          <table:table-cell table:style-name="ce2" office:value-type="float" office:value="110.160000086" calcext:value-type="float">
            <text:p>110.160000086</text:p>
          </table:table-cell>
          <table:table-cell table:style-name="ce2" office:value-type="float" office:value="4063.65318108" calcext:value-type="float">
            <text:p>4063.6531810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48902361" calcext:value-type="float">
            <text:p>3930.48902361</text:p>
          </table:table-cell>
          <table:table-cell table:style-name="ce2" office:value-type="float" office:value="109.670000076" calcext:value-type="float">
            <text:p>109.670000076</text:p>
          </table:table-cell>
          <table:table-cell table:style-name="ce2" office:value-type="float" office:value="3862.45328641" calcext:value-type="float">
            <text:p>3862.4532864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8660936" calcext:value-type="float">
            <text:p>4176.28660936</text:p>
          </table:table-cell>
          <table:table-cell table:style-name="ce2" office:value-type="float" office:value="109.789999962" calcext:value-type="float">
            <text:p>109.789999962</text:p>
          </table:table-cell>
          <table:table-cell table:style-name="ce2" office:value-type="float" office:value="4145.55710587" calcext:value-type="float">
            <text:p>4145.5571058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2.91709305" calcext:value-type="float">
            <text:p>4252.91709305</text:p>
          </table:table-cell>
          <table:table-cell table:style-name="ce2" office:value-type="float" office:value="110.787999868" calcext:value-type="float">
            <text:p>110.787999868</text:p>
          </table:table-cell>
          <table:table-cell table:style-name="ce2" office:value-type="float" office:value="4060.88799487" calcext:value-type="float">
            <text:p>4060.8879948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5.10269794" calcext:value-type="float">
            <text:p>4055.10269794</text:p>
          </table:table-cell>
          <table:table-cell table:style-name="ce2" office:value-type="float" office:value="109.773999929" calcext:value-type="float">
            <text:p>109.773999929</text:p>
          </table:table-cell>
          <table:table-cell table:style-name="ce2" office:value-type="float" office:value="3991.7837563" calcext:value-type="float">
            <text:p>3991.78375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63143302" calcext:value-type="float">
            <text:p>4136.63143302</text:p>
          </table:table-cell>
          <table:table-cell table:style-name="ce2" office:value-type="float" office:value="109.395999908" calcext:value-type="float">
            <text:p>109.395999908</text:p>
          </table:table-cell>
          <table:table-cell table:style-name="ce2" office:value-type="float" office:value="4068.78200314" calcext:value-type="float">
            <text:p>4068.7820031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0.86866178" calcext:value-type="float">
            <text:p>4210.86866178</text:p>
          </table:table-cell>
          <table:table-cell table:style-name="ce2" office:value-type="float" office:value="112.444999933" calcext:value-type="float">
            <text:p>112.444999933</text:p>
          </table:table-cell>
          <table:table-cell table:style-name="ce2" office:value-type="float" office:value="4119.09474594" calcext:value-type="float">
            <text:p>4119.09474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0.3726304" calcext:value-type="float">
            <text:p>4320.3726304</text:p>
          </table:table-cell>
          <table:table-cell table:style-name="ce2" office:value-type="float" office:value="110.05099988" calcext:value-type="float">
            <text:p>110.05099988</text:p>
          </table:table-cell>
          <table:table-cell table:style-name="ce2" office:value-type="float" office:value="4231.68461095" calcext:value-type="float">
            <text:p>4231.6846109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85460847" calcext:value-type="float">
            <text:p>4265.85460847</text:p>
          </table:table-cell>
          <table:table-cell table:style-name="ce2" office:value-type="float" office:value="110.388000011" calcext:value-type="float">
            <text:p>110.388000011</text:p>
          </table:table-cell>
          <table:table-cell table:style-name="ce2" office:value-type="float" office:value="4135.81868432" calcext:value-type="float">
            <text:p>4135.8186843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54512054" calcext:value-type="float">
            <text:p>4057.54512054</text:p>
          </table:table-cell>
          <table:table-cell table:style-name="ce2" office:value-type="float" office:value="109.920000076" calcext:value-type="float">
            <text:p>109.920000076</text:p>
          </table:table-cell>
          <table:table-cell table:style-name="ce2" office:value-type="float" office:value="4020.25539086" calcext:value-type="float">
            <text:p>4020.2553908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55439206" calcext:value-type="float">
            <text:p>4116.55439206</text:p>
          </table:table-cell>
          <table:table-cell table:style-name="ce2" office:value-type="float" office:value="112.477999926" calcext:value-type="float">
            <text:p>112.477999926</text:p>
          </table:table-cell>
          <table:table-cell table:style-name="ce2" office:value-type="float" office:value="4026.79235509" calcext:value-type="float">
            <text:p>4026.7923550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70542255" calcext:value-type="float">
            <text:p>4356.70542255</text:p>
          </table:table-cell>
          <table:table-cell table:style-name="ce2" office:value-type="float" office:value="115.468999863" calcext:value-type="float">
            <text:p>115.468999863</text:p>
          </table:table-cell>
          <table:table-cell table:style-name="ce2" office:value-type="float" office:value="4319.22971988" calcext:value-type="float">
            <text:p>4319.2297198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13237172" calcext:value-type="float">
            <text:p>4180.13237172</text:p>
          </table:table-cell>
          <table:table-cell table:style-name="ce2" office:value-type="float" office:value="112.128999949" calcext:value-type="float">
            <text:p>112.128999949</text:p>
          </table:table-cell>
          <table:table-cell table:style-name="ce2" office:value-type="float" office:value="4110.08571368" calcext:value-type="float">
            <text:p>4110.0857136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20766611" calcext:value-type="float">
            <text:p>4133.20766611</text:p>
          </table:table-cell>
          <table:table-cell table:style-name="ce2" office:value-type="float" office:value="112.46600008" calcext:value-type="float">
            <text:p>112.46600008</text:p>
          </table:table-cell>
          <table:table-cell table:style-name="ce2" office:value-type="float" office:value="4061.54018071" calcext:value-type="float">
            <text:p>4061.540180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2.96321009" calcext:value-type="float">
            <text:p>4412.96321009</text:p>
          </table:table-cell>
          <table:table-cell table:style-name="ce2" office:value-type="float" office:value="112.911000013" calcext:value-type="float">
            <text:p>112.911000013</text:p>
          </table:table-cell>
          <table:table-cell table:style-name="ce2" office:value-type="float" office:value="4345.82932841" calcext:value-type="float">
            <text:p>4345.8293284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7.76865849" calcext:value-type="float">
            <text:p>4007.76865849</text:p>
          </table:table-cell>
          <table:table-cell table:style-name="ce2" office:value-type="float" office:value="111.228999853" calcext:value-type="float">
            <text:p>111.228999853</text:p>
          </table:table-cell>
          <table:table-cell table:style-name="ce2" office:value-type="float" office:value="3952.60705369" calcext:value-type="float">
            <text:p>3952.6070536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56045479" calcext:value-type="float">
            <text:p>4271.56045479</text:p>
          </table:table-cell>
          <table:table-cell table:style-name="ce2" office:value-type="float" office:value="110.490999937" calcext:value-type="float">
            <text:p>110.490999937</text:p>
          </table:table-cell>
          <table:table-cell table:style-name="ce2" office:value-type="float" office:value="4199.21676483" calcext:value-type="float">
            <text:p>4199.2167648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5.50750567" calcext:value-type="float">
            <text:p>4195.50750567</text:p>
          </table:table-cell>
          <table:table-cell table:style-name="ce2" office:value-type="float" office:value="109.917999983" calcext:value-type="float">
            <text:p>109.917999983</text:p>
          </table:table-cell>
          <table:table-cell table:style-name="ce2" office:value-type="float" office:value="4092.04107381" calcext:value-type="float">
            <text:p>4092.041073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7.28963368" calcext:value-type="float">
            <text:p>4277.28963368</text:p>
          </table:table-cell>
          <table:table-cell table:style-name="ce2" office:value-type="float" office:value="109.566999912" calcext:value-type="float">
            <text:p>109.566999912</text:p>
          </table:table-cell>
          <table:table-cell table:style-name="ce2" office:value-type="float" office:value="4118.52777437" calcext:value-type="float">
            <text:p>4118.5277743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2419606" calcext:value-type="float">
            <text:p>4171.42419606</text:p>
          </table:table-cell>
          <table:table-cell table:style-name="ce2" office:value-type="float" office:value="112.292999983" calcext:value-type="float">
            <text:p>112.292999983</text:p>
          </table:table-cell>
          <table:table-cell table:style-name="ce2" office:value-type="float" office:value="4110.3350792" calcext:value-type="float">
            <text:p>4110.33507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2.0427773" calcext:value-type="float">
            <text:p>4312.0427773</text:p>
          </table:table-cell>
          <table:table-cell table:style-name="ce2" office:value-type="float" office:value="111.886000156" calcext:value-type="float">
            <text:p>111.886000156</text:p>
          </table:table-cell>
          <table:table-cell table:style-name="ce2" office:value-type="float" office:value="4283.73392528" calcext:value-type="float">
            <text:p>4283.7339252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4103789" calcext:value-type="float">
            <text:p>4333.4103789</text:p>
          </table:table-cell>
          <table:table-cell table:style-name="ce2" office:value-type="float" office:value="112.253999949" calcext:value-type="float">
            <text:p>112.253999949</text:p>
          </table:table-cell>
          <table:table-cell table:style-name="ce2" office:value-type="float" office:value="4276.49369599" calcext:value-type="float">
            <text:p>4276.4936959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9.20413961" calcext:value-type="float">
            <text:p>4259.20413961</text:p>
          </table:table-cell>
          <table:table-cell table:style-name="ce2" office:value-type="float" office:value="109.24000001" calcext:value-type="float">
            <text:p>109.24000001</text:p>
          </table:table-cell>
          <table:table-cell table:style-name="ce2" office:value-type="float" office:value="4213.59678535" calcext:value-type="float">
            <text:p>4213.5967853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2.6188666" calcext:value-type="float">
            <text:p>3962.6188666</text:p>
          </table:table-cell>
          <table:table-cell table:style-name="ce2" office:value-type="float" office:value="109.487999916" calcext:value-type="float">
            <text:p>109.487999916</text:p>
          </table:table-cell>
          <table:table-cell table:style-name="ce2" office:value-type="float" office:value="3907.47885757" calcext:value-type="float">
            <text:p>3907.478857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48088625" calcext:value-type="float">
            <text:p>4082.48088625</text:p>
          </table:table-cell>
          <table:table-cell table:style-name="ce2" office:value-type="float" office:value="109.284999847" calcext:value-type="float">
            <text:p>109.284999847</text:p>
          </table:table-cell>
          <table:table-cell table:style-name="ce2" office:value-type="float" office:value="4034.74889462" calcext:value-type="float">
            <text:p>4034.7488946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8.44276214" calcext:value-type="float">
            <text:p>4308.44276214</text:p>
          </table:table-cell>
          <table:table-cell table:style-name="ce2" office:value-type="float" office:value="111.39199996" calcext:value-type="float">
            <text:p>111.39199996</text:p>
          </table:table-cell>
          <table:table-cell table:style-name="ce2" office:value-type="float" office:value="4257.08984535" calcext:value-type="float">
            <text:p>4257.0898453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2.2908634" calcext:value-type="float">
            <text:p>4042.2908634</text:p>
          </table:table-cell>
          <table:table-cell table:style-name="ce2" office:value-type="float" office:value="112.924000025" calcext:value-type="float">
            <text:p>112.924000025</text:p>
          </table:table-cell>
          <table:table-cell table:style-name="ce2" office:value-type="float" office:value="3992.41136666" calcext:value-type="float">
            <text:p>3992.4113666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1.30476442" calcext:value-type="float">
            <text:p>4151.30476442</text:p>
          </table:table-cell>
          <table:table-cell table:style-name="ce2" office:value-type="float" office:value="110.688000202" calcext:value-type="float">
            <text:p>110.688000202</text:p>
          </table:table-cell>
          <table:table-cell table:style-name="ce2" office:value-type="float" office:value="4058.71027916" calcext:value-type="float">
            <text:p>4058.7102791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1.72300047" calcext:value-type="float">
            <text:p>4081.72300047</text:p>
          </table:table-cell>
          <table:table-cell table:style-name="ce2" office:value-type="float" office:value="113.450000048" calcext:value-type="float">
            <text:p>113.450000048</text:p>
          </table:table-cell>
          <table:table-cell table:style-name="ce2" office:value-type="float" office:value="4011.07977793" calcext:value-type="float">
            <text:p>4011.079777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42840244" calcext:value-type="float">
            <text:p>4202.42840244</text:p>
          </table:table-cell>
          <table:table-cell table:style-name="ce2" office:value-type="float" office:value="111.346999884" calcext:value-type="float">
            <text:p>111.346999884</text:p>
          </table:table-cell>
          <table:table-cell table:style-name="ce2" office:value-type="float" office:value="4151.78362381" calcext:value-type="float">
            <text:p>4151.783623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1.79756678" calcext:value-type="float">
            <text:p>4301.79756678</text:p>
          </table:table-cell>
          <table:table-cell table:style-name="ce2" office:value-type="float" office:value="111.94900012" calcext:value-type="float">
            <text:p>111.94900012</text:p>
          </table:table-cell>
          <table:table-cell table:style-name="ce2" office:value-type="float" office:value="4278.91115305" calcext:value-type="float">
            <text:p>4278.911153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0.40745772" calcext:value-type="float">
            <text:p>4130.40745772</text:p>
          </table:table-cell>
          <table:table-cell table:style-name="ce2" office:value-type="float" office:value="110.904999971" calcext:value-type="float">
            <text:p>110.904999971</text:p>
          </table:table-cell>
          <table:table-cell table:style-name="ce2" office:value-type="float" office:value="4111.40244342" calcext:value-type="float">
            <text:p>4111.4024434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3.069429" calcext:value-type="float">
            <text:p>4153.069429</text:p>
          </table:table-cell>
          <table:table-cell table:style-name="ce2" office:value-type="float" office:value="111.420000076" calcext:value-type="float">
            <text:p>111.420000076</text:p>
          </table:table-cell>
          <table:table-cell table:style-name="ce2" office:value-type="float" office:value="4080.79462908" calcext:value-type="float">
            <text:p>4080.7946290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6.41657937" calcext:value-type="float">
            <text:p>4116.41657937</text:p>
          </table:table-cell>
          <table:table-cell table:style-name="ce2" office:value-type="float" office:value="110.285000086" calcext:value-type="float">
            <text:p>110.285000086</text:p>
          </table:table-cell>
          <table:table-cell table:style-name="ce2" office:value-type="float" office:value="4050.32992094" calcext:value-type="float">
            <text:p>4050.329920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91367322" calcext:value-type="float">
            <text:p>4181.91367322</text:p>
          </table:table-cell>
          <table:table-cell table:style-name="ce2" office:value-type="float" office:value="109.950000048" calcext:value-type="float">
            <text:p>109.950000048</text:p>
          </table:table-cell>
          <table:table-cell table:style-name="ce2" office:value-type="float" office:value="4128.72700078" calcext:value-type="float">
            <text:p>4128.7270007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5.25344192" calcext:value-type="float">
            <text:p>4295.25344192</text:p>
          </table:table-cell>
          <table:table-cell table:style-name="ce2" office:value-type="float" office:value="110.836999893" calcext:value-type="float">
            <text:p>110.836999893</text:p>
          </table:table-cell>
          <table:table-cell table:style-name="ce2" office:value-type="float" office:value="4225.93765022" calcext:value-type="float">
            <text:p>4225.9376502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6.4024407" calcext:value-type="float">
            <text:p>4426.4024407</text:p>
          </table:table-cell>
          <table:table-cell table:style-name="ce2" office:value-type="float" office:value="111.353999853" calcext:value-type="float">
            <text:p>111.353999853</text:p>
          </table:table-cell>
          <table:table-cell table:style-name="ce2" office:value-type="float" office:value="4287.13297572" calcext:value-type="float">
            <text:p>4287.1329757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91192071" calcext:value-type="float">
            <text:p>4336.91192071</text:p>
          </table:table-cell>
          <table:table-cell table:style-name="ce2" office:value-type="float" office:value="113.721999884" calcext:value-type="float">
            <text:p>113.721999884</text:p>
          </table:table-cell>
          <table:table-cell table:style-name="ce2" office:value-type="float" office:value="4201.07306312" calcext:value-type="float">
            <text:p>4201.073063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5.57913621" calcext:value-type="float">
            <text:p>4395.57913621</text:p>
          </table:table-cell>
          <table:table-cell table:style-name="ce2" office:value-type="float" office:value="112.092000008" calcext:value-type="float">
            <text:p>112.092000008</text:p>
          </table:table-cell>
          <table:table-cell table:style-name="ce2" office:value-type="float" office:value="4330.6766639" calcext:value-type="float">
            <text:p>4330.67666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2.80432117" calcext:value-type="float">
            <text:p>4152.80432117</text:p>
          </table:table-cell>
          <table:table-cell table:style-name="ce2" office:value-type="float" office:value="111.898000002" calcext:value-type="float">
            <text:p>111.898000002</text:p>
          </table:table-cell>
          <table:table-cell table:style-name="ce2" office:value-type="float" office:value="4093.67097683" calcext:value-type="float">
            <text:p>4093.6709768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1.76609039" calcext:value-type="float">
            <text:p>4181.76609039</text:p>
          </table:table-cell>
          <table:table-cell table:style-name="ce2" office:value-type="float" office:value="113.260999918" calcext:value-type="float">
            <text:p>113.260999918</text:p>
          </table:table-cell>
          <table:table-cell table:style-name="ce2" office:value-type="float" office:value="4143.54120887" calcext:value-type="float">
            <text:p>4143.5412088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5.96773981" calcext:value-type="float">
            <text:p>4125.96773981</text:p>
          </table:table-cell>
          <table:table-cell table:style-name="ce2" office:value-type="float" office:value="110.873000145" calcext:value-type="float">
            <text:p>110.873000145</text:p>
          </table:table-cell>
          <table:table-cell table:style-name="ce2" office:value-type="float" office:value="4064.89999126" calcext:value-type="float">
            <text:p>4064.899991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2.84834084" calcext:value-type="float">
            <text:p>4082.84834084</text:p>
          </table:table-cell>
          <table:table-cell table:style-name="ce2" office:value-type="float" office:value="111.933000088" calcext:value-type="float">
            <text:p>111.933000088</text:p>
          </table:table-cell>
          <table:table-cell table:style-name="ce2" office:value-type="float" office:value="3974.58284839" calcext:value-type="float">
            <text:p>3974.582848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1.36891652" calcext:value-type="float">
            <text:p>4121.36891652</text:p>
          </table:table-cell>
          <table:table-cell table:style-name="ce2" office:value-type="float" office:value="112.135999918" calcext:value-type="float">
            <text:p>112.135999918</text:p>
          </table:table-cell>
          <table:table-cell table:style-name="ce2" office:value-type="float" office:value="4090.48108812" calcext:value-type="float">
            <text:p>4090.481088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3.32860421" calcext:value-type="float">
            <text:p>4023.32860421</text:p>
          </table:table-cell>
          <table:table-cell table:style-name="ce2" office:value-type="float" office:value="110.447999954" calcext:value-type="float">
            <text:p>110.447999954</text:p>
          </table:table-cell>
          <table:table-cell table:style-name="ce2" office:value-type="float" office:value="3990.17048167" calcext:value-type="float">
            <text:p>3990.1704816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9.46053224" calcext:value-type="float">
            <text:p>4169.46053224</text:p>
          </table:table-cell>
          <table:table-cell table:style-name="ce2" office:value-type="float" office:value="111.687999964" calcext:value-type="float">
            <text:p>111.687999964</text:p>
          </table:table-cell>
          <table:table-cell table:style-name="ce2" office:value-type="float" office:value="4118.37733189" calcext:value-type="float">
            <text:p>4118.377331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8.68537687" calcext:value-type="float">
            <text:p>4318.68537687</text:p>
          </table:table-cell>
          <table:table-cell table:style-name="ce2" office:value-type="float" office:value="111.42599988" calcext:value-type="float">
            <text:p>111.42599988</text:p>
          </table:table-cell>
          <table:table-cell table:style-name="ce2" office:value-type="float" office:value="4254.02412427" calcext:value-type="float">
            <text:p>4254.024124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4318342" calcext:value-type="float">
            <text:p>4229.24318342</text:p>
          </table:table-cell>
          <table:table-cell table:style-name="ce2" office:value-type="float" office:value="111.458999872" calcext:value-type="float">
            <text:p>111.458999872</text:p>
          </table:table-cell>
          <table:table-cell table:style-name="ce2" office:value-type="float" office:value="4154.91833301" calcext:value-type="float">
            <text:p>4154.9183330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5.16650674" calcext:value-type="float">
            <text:p>4065.16650674</text:p>
          </table:table-cell>
          <table:table-cell table:style-name="ce2" office:value-type="float" office:value="116.523000002" calcext:value-type="float">
            <text:p>116.523000002</text:p>
          </table:table-cell>
          <table:table-cell table:style-name="ce2" office:value-type="float" office:value="3980.63662274" calcext:value-type="float">
            <text:p>3980.636622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683.70647407" calcext:value-type="float">
            <text:p>3683.70647407</text:p>
          </table:table-cell>
          <table:table-cell table:style-name="ce2" office:value-type="float" office:value="113.244999886" calcext:value-type="float">
            <text:p>113.244999886</text:p>
          </table:table-cell>
          <table:table-cell table:style-name="ce2" office:value-type="float" office:value="3587.76299127" calcext:value-type="float">
            <text:p>3587.762991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94180319" calcext:value-type="float">
            <text:p>4316.94180319</text:p>
          </table:table-cell>
          <table:table-cell table:style-name="ce2" office:value-type="float" office:value="113.892000198" calcext:value-type="float">
            <text:p>113.892000198</text:p>
          </table:table-cell>
          <table:table-cell table:style-name="ce2" office:value-type="float" office:value="4247.28273037" calcext:value-type="float">
            <text:p>4247.2827303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31113331" calcext:value-type="float">
            <text:p>4267.31113331</text:p>
          </table:table-cell>
          <table:table-cell table:style-name="ce2" office:value-type="float" office:value="113.68200016" calcext:value-type="float">
            <text:p>113.68200016</text:p>
          </table:table-cell>
          <table:table-cell table:style-name="ce2" office:value-type="float" office:value="4174.13525844" calcext:value-type="float">
            <text:p>4174.1352584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99662682" calcext:value-type="float">
            <text:p>4352.99662682</text:p>
          </table:table-cell>
          <table:table-cell table:style-name="ce2" office:value-type="float" office:value="111.930000067" calcext:value-type="float">
            <text:p>111.930000067</text:p>
          </table:table-cell>
          <table:table-cell table:style-name="ce2" office:value-type="float" office:value="4278.74132167" calcext:value-type="float">
            <text:p>4278.7413216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04731683" calcext:value-type="float">
            <text:p>4342.04731683</text:p>
          </table:table-cell>
          <table:table-cell table:style-name="ce2" office:value-type="float" office:value="110.855999947" calcext:value-type="float">
            <text:p>110.855999947</text:p>
          </table:table-cell>
          <table:table-cell table:style-name="ce2" office:value-type="float" office:value="4215.84171681" calcext:value-type="float">
            <text:p>4215.841716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17146305" calcext:value-type="float">
            <text:p>4263.17146305</text:p>
          </table:table-cell>
          <table:table-cell table:style-name="ce2" office:value-type="float" office:value="112.026000023" calcext:value-type="float">
            <text:p>112.026000023</text:p>
          </table:table-cell>
          <table:table-cell table:style-name="ce2" office:value-type="float" office:value="4204.86935695" calcext:value-type="float">
            <text:p>4204.8693569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13968025" calcext:value-type="float">
            <text:p>4165.13968025</text:p>
          </table:table-cell>
          <table:table-cell table:style-name="ce2" office:value-type="float" office:value="111.961999893" calcext:value-type="float">
            <text:p>111.961999893</text:p>
          </table:table-cell>
          <table:table-cell table:style-name="ce2" office:value-type="float" office:value="4135.48238213" calcext:value-type="float">
            <text:p>4135.4823821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4.58403121" calcext:value-type="float">
            <text:p>3964.58403121</text:p>
          </table:table-cell>
          <table:table-cell table:style-name="ce2" office:value-type="float" office:value="111.052999973" calcext:value-type="float">
            <text:p>111.052999973</text:p>
          </table:table-cell>
          <table:table-cell table:style-name="ce2" office:value-type="float" office:value="3911.46499474" calcext:value-type="float">
            <text:p>3911.464994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10544778" calcext:value-type="float">
            <text:p>4349.10544778</text:p>
          </table:table-cell>
          <table:table-cell table:style-name="ce2" office:value-type="float" office:value="113.127000093" calcext:value-type="float">
            <text:p>113.127000093</text:p>
          </table:table-cell>
          <table:table-cell table:style-name="ce2" office:value-type="float" office:value="4198.4144174" calcext:value-type="float">
            <text:p>4198.41441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3.65627336" calcext:value-type="float">
            <text:p>4263.65627336</text:p>
          </table:table-cell>
          <table:table-cell table:style-name="ce2" office:value-type="float" office:value="111.906999826" calcext:value-type="float">
            <text:p>111.906999826</text:p>
          </table:table-cell>
          <table:table-cell table:style-name="ce2" office:value-type="float" office:value="4188.77570337" calcext:value-type="float">
            <text:p>4188.7757033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1.43759768" calcext:value-type="float">
            <text:p>4401.43759768</text:p>
          </table:table-cell>
          <table:table-cell table:style-name="ce2" office:value-type="float" office:value="114.497999907" calcext:value-type="float">
            <text:p>114.497999907</text:p>
          </table:table-cell>
          <table:table-cell table:style-name="ce2" office:value-type="float" office:value="4348.86181873" calcext:value-type="float">
            <text:p>4348.861818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71888321" calcext:value-type="float">
            <text:p>4103.71888321</text:p>
          </table:table-cell>
          <table:table-cell table:style-name="ce2" office:value-type="float" office:value="109.342999935" calcext:value-type="float">
            <text:p>109.342999935</text:p>
          </table:table-cell>
          <table:table-cell table:style-name="ce2" office:value-type="float" office:value="3965.14041193" calcext:value-type="float">
            <text:p>3965.140411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04.58313641" calcext:value-type="float">
            <text:p>4504.58313641</text:p>
          </table:table-cell>
          <table:table-cell table:style-name="ce2" office:value-type="float" office:value="110.618000031" calcext:value-type="float">
            <text:p>110.618000031</text:p>
          </table:table-cell>
          <table:table-cell table:style-name="ce2" office:value-type="float" office:value="4445.75436482" calcext:value-type="float">
            <text:p>4445.7543648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4.09433151" calcext:value-type="float">
            <text:p>4464.09433151</text:p>
          </table:table-cell>
          <table:table-cell table:style-name="ce2" office:value-type="float" office:value="109.914000034" calcext:value-type="float">
            <text:p>109.914000034</text:p>
          </table:table-cell>
          <table:table-cell table:style-name="ce2" office:value-type="float" office:value="4444.84565815" calcext:value-type="float">
            <text:p>4444.8456581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84338673" calcext:value-type="float">
            <text:p>4112.84338673</text:p>
          </table:table-cell>
          <table:table-cell table:style-name="ce2" office:value-type="float" office:value="113.694999933" calcext:value-type="float">
            <text:p>113.694999933</text:p>
          </table:table-cell>
          <table:table-cell table:style-name="ce2" office:value-type="float" office:value="4080.14978224" calcext:value-type="float">
            <text:p>4080.149782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64748384" calcext:value-type="float">
            <text:p>4207.64748384</text:p>
          </table:table-cell>
          <table:table-cell table:style-name="ce2" office:value-type="float" office:value="112.015000105" calcext:value-type="float">
            <text:p>112.015000105</text:p>
          </table:table-cell>
          <table:table-cell table:style-name="ce2" office:value-type="float" office:value="4105.1875641" calcext:value-type="float">
            <text:p>4105.187564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4.01395664" calcext:value-type="float">
            <text:p>4474.01395664</text:p>
          </table:table-cell>
          <table:table-cell table:style-name="ce2" office:value-type="float" office:value="111.178999901" calcext:value-type="float">
            <text:p>111.178999901</text:p>
          </table:table-cell>
          <table:table-cell table:style-name="ce2" office:value-type="float" office:value="4411.50850056" calcext:value-type="float">
            <text:p>4411.508500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3.37711013" calcext:value-type="float">
            <text:p>4103.37711013</text:p>
          </table:table-cell>
          <table:table-cell table:style-name="ce2" office:value-type="float" office:value="110.677000046" calcext:value-type="float">
            <text:p>110.677000046</text:p>
          </table:table-cell>
          <table:table-cell table:style-name="ce2" office:value-type="float" office:value="3989.43416426" calcext:value-type="float">
            <text:p>3989.434164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6.37936642" calcext:value-type="float">
            <text:p>4356.37936642</text:p>
          </table:table-cell>
          <table:table-cell table:style-name="ce2" office:value-type="float" office:value="109.568000078" calcext:value-type="float">
            <text:p>109.568000078</text:p>
          </table:table-cell>
          <table:table-cell table:style-name="ce2" office:value-type="float" office:value="4256.60261073" calcext:value-type="float">
            <text:p>4256.602610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1.98797046" calcext:value-type="float">
            <text:p>4041.98797046</text:p>
          </table:table-cell>
          <table:table-cell table:style-name="ce2" office:value-type="float" office:value="109.319999933" calcext:value-type="float">
            <text:p>109.319999933</text:p>
          </table:table-cell>
          <table:table-cell table:style-name="ce2" office:value-type="float" office:value="4008.43755539" calcext:value-type="float">
            <text:p>4008.437555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0.119814" calcext:value-type="float">
            <text:p>4080.119814</text:p>
          </table:table-cell>
          <table:table-cell table:style-name="ce2" office:value-type="float" office:value="108.974999905" calcext:value-type="float">
            <text:p>108.974999905</text:p>
          </table:table-cell>
          <table:table-cell table:style-name="ce2" office:value-type="float" office:value="4014.35981121" calcext:value-type="float">
            <text:p>4014.3598112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59.58070192" calcext:value-type="float">
            <text:p>4459.58070192</text:p>
          </table:table-cell>
          <table:table-cell table:style-name="ce2" office:value-type="float" office:value="108.947000027" calcext:value-type="float">
            <text:p>108.947000027</text:p>
          </table:table-cell>
          <table:table-cell table:style-name="ce2" office:value-type="float" office:value="4306.59290977" calcext:value-type="float">
            <text:p>4306.5929097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9.99772443" calcext:value-type="float">
            <text:p>4279.99772443</text:p>
          </table:table-cell>
          <table:table-cell table:style-name="ce2" office:value-type="float" office:value="109.277999878" calcext:value-type="float">
            <text:p>109.277999878</text:p>
          </table:table-cell>
          <table:table-cell table:style-name="ce2" office:value-type="float" office:value="4235.43081151" calcext:value-type="float">
            <text:p>4235.430811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4.56561405" calcext:value-type="float">
            <text:p>4194.56561405</text:p>
          </table:table-cell>
          <table:table-cell table:style-name="ce2" office:value-type="float" office:value="109.041000128" calcext:value-type="float">
            <text:p>109.041000128</text:p>
          </table:table-cell>
          <table:table-cell table:style-name="ce2" office:value-type="float" office:value="4138.46368904" calcext:value-type="float">
            <text:p>4138.4636890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45.5906216" calcext:value-type="float">
            <text:p>4445.5906216</text:p>
          </table:table-cell>
          <table:table-cell table:style-name="ce2" office:value-type="float" office:value="108.967999935" calcext:value-type="float">
            <text:p>108.967999935</text:p>
          </table:table-cell>
          <table:table-cell table:style-name="ce2" office:value-type="float" office:value="4391.55733594" calcext:value-type="float">
            <text:p>4391.55733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87.96311834" calcext:value-type="float">
            <text:p>4487.96311834</text:p>
          </table:table-cell>
          <table:table-cell table:style-name="ce2" office:value-type="float" office:value="109.029000044" calcext:value-type="float">
            <text:p>109.029000044</text:p>
          </table:table-cell>
          <table:table-cell table:style-name="ce2" office:value-type="float" office:value="4476.64393745" calcext:value-type="float">
            <text:p>4476.6439374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7.89889529" calcext:value-type="float">
            <text:p>4127.89889529</text:p>
          </table:table-cell>
          <table:table-cell table:style-name="ce2" office:value-type="float" office:value="108.953999996" calcext:value-type="float">
            <text:p>108.953999996</text:p>
          </table:table-cell>
          <table:table-cell table:style-name="ce2" office:value-type="float" office:value="4060.71677934" calcext:value-type="float">
            <text:p>4060.7167793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0.71674894" calcext:value-type="float">
            <text:p>4370.71674894</text:p>
          </table:table-cell>
          <table:table-cell table:style-name="ce2" office:value-type="float" office:value="108.98300004" calcext:value-type="float">
            <text:p>108.98300004</text:p>
          </table:table-cell>
          <table:table-cell table:style-name="ce2" office:value-type="float" office:value="4212.28072099" calcext:value-type="float">
            <text:p>4212.2807209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2.32229687" calcext:value-type="float">
            <text:p>4132.32229687</text:p>
          </table:table-cell>
          <table:table-cell table:style-name="ce2" office:value-type="float" office:value="109.282000065" calcext:value-type="float">
            <text:p>109.282000065</text:p>
          </table:table-cell>
          <table:table-cell table:style-name="ce2" office:value-type="float" office:value="4067.77702479" calcext:value-type="float">
            <text:p>4067.7770247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9.55506187" calcext:value-type="float">
            <text:p>4089.55506187</text:p>
          </table:table-cell>
          <table:table-cell table:style-name="ce2" office:value-type="float" office:value="109.052000046" calcext:value-type="float">
            <text:p>109.052000046</text:p>
          </table:table-cell>
          <table:table-cell table:style-name="ce2" office:value-type="float" office:value="4045.25271851" calcext:value-type="float">
            <text:p>4045.252718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0.36103781" calcext:value-type="float">
            <text:p>4020.36103781</text:p>
          </table:table-cell>
          <table:table-cell table:style-name="ce2" office:value-type="float" office:value="109.06099987" calcext:value-type="float">
            <text:p>109.06099987</text:p>
          </table:table-cell>
          <table:table-cell table:style-name="ce2" office:value-type="float" office:value="4007.56972771" calcext:value-type="float">
            <text:p>4007.569727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31031816" calcext:value-type="float">
            <text:p>4369.31031816</text:p>
          </table:table-cell>
          <table:table-cell table:style-name="ce2" office:value-type="float" office:value="109.052999973" calcext:value-type="float">
            <text:p>109.052999973</text:p>
          </table:table-cell>
          <table:table-cell table:style-name="ce2" office:value-type="float" office:value="4337.28403371" calcext:value-type="float">
            <text:p>4337.284033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36239748" calcext:value-type="float">
            <text:p>4128.36239748</text:p>
          </table:table-cell>
          <table:table-cell table:style-name="ce2" office:value-type="float" office:value="108.911999941" calcext:value-type="float">
            <text:p>108.911999941</text:p>
          </table:table-cell>
          <table:table-cell table:style-name="ce2" office:value-type="float" office:value="4063.12450675" calcext:value-type="float">
            <text:p>4063.124506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0.66788267" calcext:value-type="float">
            <text:p>4230.66788267</text:p>
          </table:table-cell>
          <table:table-cell table:style-name="ce2" office:value-type="float" office:value="109.078000069" calcext:value-type="float">
            <text:p>109.078000069</text:p>
          </table:table-cell>
          <table:table-cell table:style-name="ce2" office:value-type="float" office:value="4135.11893569" calcext:value-type="float">
            <text:p>4135.1189356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16860231" calcext:value-type="float">
            <text:p>4238.16860231</text:p>
          </table:table-cell>
          <table:table-cell table:style-name="ce2" office:value-type="float" office:value="108.91899991" calcext:value-type="float">
            <text:p>108.91899991</text:p>
          </table:table-cell>
          <table:table-cell table:style-name="ce2" office:value-type="float" office:value="4096.77741351" calcext:value-type="float">
            <text:p>4096.777413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0.9760832" calcext:value-type="float">
            <text:p>4380.9760832</text:p>
          </table:table-cell>
          <table:table-cell table:style-name="ce2" office:value-type="float" office:value="108.976000071" calcext:value-type="float">
            <text:p>108.976000071</text:p>
          </table:table-cell>
          <table:table-cell table:style-name="ce2" office:value-type="float" office:value="4250.42570731" calcext:value-type="float">
            <text:p>4250.425707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7.96298864" calcext:value-type="float">
            <text:p>4227.96298864</text:p>
          </table:table-cell>
          <table:table-cell table:style-name="ce2" office:value-type="float" office:value="110.088000059" calcext:value-type="float">
            <text:p>110.088000059</text:p>
          </table:table-cell>
          <table:table-cell table:style-name="ce2" office:value-type="float" office:value="4194.05222551" calcext:value-type="float">
            <text:p>4194.052225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0792798" calcext:value-type="float">
            <text:p>4204.50792798</text:p>
          </table:table-cell>
          <table:table-cell table:style-name="ce2" office:value-type="float" office:value="108.950999975" calcext:value-type="float">
            <text:p>108.950999975</text:p>
          </table:table-cell>
          <table:table-cell table:style-name="ce2" office:value-type="float" office:value="4158.35893133" calcext:value-type="float">
            <text:p>4158.3589313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41628456" calcext:value-type="float">
            <text:p>4094.41628456</text:p>
          </table:table-cell>
          <table:table-cell table:style-name="ce2" office:value-type="float" office:value="108.867000103" calcext:value-type="float">
            <text:p>108.867000103</text:p>
          </table:table-cell>
          <table:table-cell table:style-name="ce2" office:value-type="float" office:value="4039.87759826" calcext:value-type="float">
            <text:p>4039.877598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6.07250302" calcext:value-type="float">
            <text:p>3956.07250302</text:p>
          </table:table-cell>
          <table:table-cell table:style-name="ce2" office:value-type="float" office:value="109.155999899" calcext:value-type="float">
            <text:p>109.155999899</text:p>
          </table:table-cell>
          <table:table-cell table:style-name="ce2" office:value-type="float" office:value="3891.19648211" calcext:value-type="float">
            <text:p>3891.1964821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79.85645624" calcext:value-type="float">
            <text:p>4379.85645624</text:p>
          </table:table-cell>
          <table:table-cell table:style-name="ce2" office:value-type="float" office:value="108.968000174" calcext:value-type="float">
            <text:p>108.968000174</text:p>
          </table:table-cell>
          <table:table-cell table:style-name="ce2" office:value-type="float" office:value="4269.4170311" calcext:value-type="float">
            <text:p>4269.417031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0.12291822" calcext:value-type="float">
            <text:p>4470.12291822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413.29057782" calcext:value-type="float">
            <text:p>4413.2905778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4.84103807" calcext:value-type="float">
            <text:p>4304.84103807</text:p>
          </table:table-cell>
          <table:table-cell table:style-name="ce2" office:value-type="float" office:value="109.097000122" calcext:value-type="float">
            <text:p>109.097000122</text:p>
          </table:table-cell>
          <table:table-cell table:style-name="ce2" office:value-type="float" office:value="4261.93956981" calcext:value-type="float">
            <text:p>4261.939569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7.40751225" calcext:value-type="float">
            <text:p>3937.40751225</text:p>
          </table:table-cell>
          <table:table-cell table:style-name="ce2" office:value-type="float" office:value="109.122999907" calcext:value-type="float">
            <text:p>109.122999907</text:p>
          </table:table-cell>
          <table:table-cell table:style-name="ce2" office:value-type="float" office:value="3908.88224879" calcext:value-type="float">
            <text:p>3908.88224879</text:p>
          </table:table-cell>
          <table:table-cell table:number-columns-repeated="5"/>
        </table:table-row>
        <table:table-row table:style-name="ro2" table:number-rows-repeated="104837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SO_SA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ean Best Score</text:p>
          </table:table-cell>
          <table:table-cell table:style-name="ce1" office:value-type="string" calcext:value-type="string">
            <text:p>Time(seconds)</text:p>
          </table:table-cell>
          <table:table-cell table:style-name="ce1" office:value-type="string" calcext:value-type="string">
            <text:p>Best Score</text:p>
          </table:table-cell>
          <table:table-cell/>
          <table:table-cell office:value-type="string" calcext:value-type="string">
            <text:p>Mean Averag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Average Best</text:p>
          </table:table-cell>
          <table:table-cell office:value-type="string" calcext:value-type="string">
            <text:p>Average Time(seconds)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4.91748126" calcext:value-type="float">
            <text:p>4084.91748126</text:p>
          </table:table-cell>
          <table:table-cell table:style-name="ce2" office:value-type="float" office:value="108.996999979" calcext:value-type="float">
            <text:p>108.996999979</text:p>
          </table:table-cell>
          <table:table-cell table:style-name="ce2" office:value-type="float" office:value="4052.03886291" calcext:value-type="float">
            <text:p>4052.03886291</text:p>
          </table:table-cell>
          <table:table-cell/>
          <table:table-cell table:formula="of:=AVERAGE([.B2];[.B200])" office:value-type="float" office:value="4181.567397995" calcext:value-type="float">
            <text:p>4181.567397995</text:p>
          </table:table-cell>
          <table:table-cell/>
          <table:table-cell table:formula="of:=AVERAGE([.D2];[.D200])" office:value-type="float" office:value="4130.89146786" calcext:value-type="float">
            <text:p>4130.89146786</text:p>
          </table:table-cell>
          <table:table-cell table:formula="of:=AVERAGE([.C2];[.C200])" office:value-type="float" office:value="108.8474999665" calcext:value-type="float">
            <text:p>108.847499966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94518414" calcext:value-type="float">
            <text:p>4285.94518414</text:p>
          </table:table-cell>
          <table:table-cell table:style-name="ce2" office:value-type="float" office:value="109.196000099" calcext:value-type="float">
            <text:p>109.196000099</text:p>
          </table:table-cell>
          <table:table-cell table:style-name="ce2" office:value-type="float" office:value="4188.22794601" calcext:value-type="float">
            <text:p>4188.2279460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9.74058485" calcext:value-type="float">
            <text:p>4079.74058485</text:p>
          </table:table-cell>
          <table:table-cell table:style-name="ce2" office:value-type="float" office:value="109.279000044" calcext:value-type="float">
            <text:p>109.279000044</text:p>
          </table:table-cell>
          <table:table-cell table:style-name="ce2" office:value-type="float" office:value="4006.05348747" calcext:value-type="float">
            <text:p>4006.0534874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46269034" calcext:value-type="float">
            <text:p>4138.46269034</text:p>
          </table:table-cell>
          <table:table-cell table:style-name="ce2" office:value-type="float" office:value="108.960999966" calcext:value-type="float">
            <text:p>108.960999966</text:p>
          </table:table-cell>
          <table:table-cell table:style-name="ce2" office:value-type="float" office:value="4074.98058196" calcext:value-type="float">
            <text:p>4074.9805819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72617321" calcext:value-type="float">
            <text:p>4051.72617321</text:p>
          </table:table-cell>
          <table:table-cell table:style-name="ce2" office:value-type="float" office:value="108.93900013" calcext:value-type="float">
            <text:p>108.93900013</text:p>
          </table:table-cell>
          <table:table-cell table:style-name="ce2" office:value-type="float" office:value="3970.5359377" calcext:value-type="float">
            <text:p>3970.535937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8.77743544" calcext:value-type="float">
            <text:p>4438.77743544</text:p>
          </table:table-cell>
          <table:table-cell table:style-name="ce2" office:value-type="float" office:value="109.088999987" calcext:value-type="float">
            <text:p>109.088999987</text:p>
          </table:table-cell>
          <table:table-cell table:style-name="ce2" office:value-type="float" office:value="4403.98669906" calcext:value-type="float">
            <text:p>4403.9866990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7.90516077" calcext:value-type="float">
            <text:p>4207.90516077</text:p>
          </table:table-cell>
          <table:table-cell table:style-name="ce2" office:value-type="float" office:value="108.874000072" calcext:value-type="float">
            <text:p>108.874000072</text:p>
          </table:table-cell>
          <table:table-cell table:style-name="ce2" office:value-type="float" office:value="4082.75769744" calcext:value-type="float">
            <text:p>4082.7576974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9880866" calcext:value-type="float">
            <text:p>4209.9880866</text:p>
          </table:table-cell>
          <table:table-cell table:style-name="ce2" office:value-type="float" office:value="109.013999939" calcext:value-type="float">
            <text:p>109.013999939</text:p>
          </table:table-cell>
          <table:table-cell table:style-name="ce2" office:value-type="float" office:value="4180.28964664" calcext:value-type="float">
            <text:p>4180.289646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56559417" calcext:value-type="float">
            <text:p>4171.56559417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019.65210275" calcext:value-type="float">
            <text:p>4019.652102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84.47155193" calcext:value-type="float">
            <text:p>3984.47155193</text:p>
          </table:table-cell>
          <table:table-cell table:style-name="ce2" office:value-type="float" office:value="108.934999943" calcext:value-type="float">
            <text:p>108.934999943</text:p>
          </table:table-cell>
          <table:table-cell table:style-name="ce2" office:value-type="float" office:value="3848.13339464" calcext:value-type="float">
            <text:p>3848.133394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1.08692002" calcext:value-type="float">
            <text:p>4101.08692002</text:p>
          </table:table-cell>
          <table:table-cell table:style-name="ce2" office:value-type="float" office:value="109.046999931" calcext:value-type="float">
            <text:p>109.046999931</text:p>
          </table:table-cell>
          <table:table-cell table:style-name="ce2" office:value-type="float" office:value="4070.39756931" calcext:value-type="float">
            <text:p>4070.397569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6.39512265" calcext:value-type="float">
            <text:p>4066.39512265</text:p>
          </table:table-cell>
          <table:table-cell table:style-name="ce2" office:value-type="float" office:value="109.958999872" calcext:value-type="float">
            <text:p>109.958999872</text:p>
          </table:table-cell>
          <table:table-cell table:style-name="ce2" office:value-type="float" office:value="3906.76035411" calcext:value-type="float">
            <text:p>3906.7603541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9.5622339" calcext:value-type="float">
            <text:p>4069.5622339</text:p>
          </table:table-cell>
          <table:table-cell table:style-name="ce2" office:value-type="float" office:value="108.730000019" calcext:value-type="float">
            <text:p>108.730000019</text:p>
          </table:table-cell>
          <table:table-cell table:style-name="ce2" office:value-type="float" office:value="3964.91309594" calcext:value-type="float">
            <text:p>3964.91309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10302922" calcext:value-type="float">
            <text:p>4163.10302922</text:p>
          </table:table-cell>
          <table:table-cell table:style-name="ce2" office:value-type="float" office:value="108.888000011" calcext:value-type="float">
            <text:p>108.888000011</text:p>
          </table:table-cell>
          <table:table-cell table:style-name="ce2" office:value-type="float" office:value="4103.2738171" calcext:value-type="float">
            <text:p>4103.27381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5.67047252" calcext:value-type="float">
            <text:p>4145.67047252</text:p>
          </table:table-cell>
          <table:table-cell table:style-name="ce2" office:value-type="float" office:value="108.756999969" calcext:value-type="float">
            <text:p>108.756999969</text:p>
          </table:table-cell>
          <table:table-cell table:style-name="ce2" office:value-type="float" office:value="4089.2654502" calcext:value-type="float">
            <text:p>4089.265450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5.43253082" calcext:value-type="float">
            <text:p>4285.43253082</text:p>
          </table:table-cell>
          <table:table-cell table:style-name="ce2" office:value-type="float" office:value="108.772000074" calcext:value-type="float">
            <text:p>108.772000074</text:p>
          </table:table-cell>
          <table:table-cell table:style-name="ce2" office:value-type="float" office:value="4255.4032328" calcext:value-type="float">
            <text:p>4255.403232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1.57023637" calcext:value-type="float">
            <text:p>4281.57023637</text:p>
          </table:table-cell>
          <table:table-cell table:style-name="ce2" office:value-type="float" office:value="108.743000031" calcext:value-type="float">
            <text:p>108.743000031</text:p>
          </table:table-cell>
          <table:table-cell table:style-name="ce2" office:value-type="float" office:value="4228.54522831" calcext:value-type="float">
            <text:p>4228.545228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3.00473559" calcext:value-type="float">
            <text:p>4113.00473559</text:p>
          </table:table-cell>
          <table:table-cell table:style-name="ce2" office:value-type="float" office:value="108.943000078" calcext:value-type="float">
            <text:p>108.943000078</text:p>
          </table:table-cell>
          <table:table-cell table:style-name="ce2" office:value-type="float" office:value="4021.77536392" calcext:value-type="float">
            <text:p>4021.775363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05144158" calcext:value-type="float">
            <text:p>4267.05144158</text:p>
          </table:table-cell>
          <table:table-cell table:style-name="ce2" office:value-type="float" office:value="114.340000153" calcext:value-type="float">
            <text:p>114.340000153</text:p>
          </table:table-cell>
          <table:table-cell table:style-name="ce2" office:value-type="float" office:value="4199.66220404" calcext:value-type="float">
            <text:p>4199.6622040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4.59589806" calcext:value-type="float">
            <text:p>4204.59589806</text:p>
          </table:table-cell>
          <table:table-cell table:style-name="ce2" office:value-type="float" office:value="113.284000158" calcext:value-type="float">
            <text:p>113.284000158</text:p>
          </table:table-cell>
          <table:table-cell table:style-name="ce2" office:value-type="float" office:value="4184.35429756" calcext:value-type="float">
            <text:p>4184.354297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59184348" calcext:value-type="float">
            <text:p>4073.59184348</text:p>
          </table:table-cell>
          <table:table-cell table:style-name="ce2" office:value-type="float" office:value="110.756999969" calcext:value-type="float">
            <text:p>110.756999969</text:p>
          </table:table-cell>
          <table:table-cell table:style-name="ce2" office:value-type="float" office:value="3997.22171792" calcext:value-type="float">
            <text:p>3997.221717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70514445" calcext:value-type="float">
            <text:p>4302.70514445</text:p>
          </table:table-cell>
          <table:table-cell table:style-name="ce2" office:value-type="float" office:value="110.156999826" calcext:value-type="float">
            <text:p>110.156999826</text:p>
          </table:table-cell>
          <table:table-cell table:style-name="ce2" office:value-type="float" office:value="4276.5260806" calcext:value-type="float">
            <text:p>4276.526080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32076406" calcext:value-type="float">
            <text:p>4094.32076406</text:p>
          </table:table-cell>
          <table:table-cell table:style-name="ce2" office:value-type="float" office:value="114.359999895" calcext:value-type="float">
            <text:p>114.359999895</text:p>
          </table:table-cell>
          <table:table-cell table:style-name="ce2" office:value-type="float" office:value="4068.96290596" calcext:value-type="float">
            <text:p>4068.9629059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41.16741992" calcext:value-type="float">
            <text:p>3941.16741992</text:p>
          </table:table-cell>
          <table:table-cell table:style-name="ce2" office:value-type="float" office:value="111.33100009" calcext:value-type="float">
            <text:p>111.33100009</text:p>
          </table:table-cell>
          <table:table-cell table:style-name="ce2" office:value-type="float" office:value="3892.78178925" calcext:value-type="float">
            <text:p>3892.7817892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2.55227557" calcext:value-type="float">
            <text:p>4202.55227557</text:p>
          </table:table-cell>
          <table:table-cell table:style-name="ce2" office:value-type="float" office:value="112.330000162" calcext:value-type="float">
            <text:p>112.330000162</text:p>
          </table:table-cell>
          <table:table-cell table:style-name="ce2" office:value-type="float" office:value="4069.52535722" calcext:value-type="float">
            <text:p>4069.5253572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67.27410104" calcext:value-type="float">
            <text:p>4467.27410104</text:p>
          </table:table-cell>
          <table:table-cell table:style-name="ce2" office:value-type="float" office:value="109.00999999" calcext:value-type="float">
            <text:p>109.00999999</text:p>
          </table:table-cell>
          <table:table-cell table:style-name="ce2" office:value-type="float" office:value="4336.15921361" calcext:value-type="float">
            <text:p>4336.1592136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81105538" calcext:value-type="float">
            <text:p>4085.81105538</text:p>
          </table:table-cell>
          <table:table-cell table:style-name="ce2" office:value-type="float" office:value="109.161000013" calcext:value-type="float">
            <text:p>109.161000013</text:p>
          </table:table-cell>
          <table:table-cell table:style-name="ce2" office:value-type="float" office:value="3924.79613666" calcext:value-type="float">
            <text:p>3924.7961366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0.51346333" calcext:value-type="float">
            <text:p>4270.51346333</text:p>
          </table:table-cell>
          <table:table-cell table:style-name="ce2" office:value-type="float" office:value="117.457999945" calcext:value-type="float">
            <text:p>117.457999945</text:p>
          </table:table-cell>
          <table:table-cell table:style-name="ce2" office:value-type="float" office:value="4215.54827863" calcext:value-type="float">
            <text:p>4215.548278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5.76935093" calcext:value-type="float">
            <text:p>4135.76935093</text:p>
          </table:table-cell>
          <table:table-cell table:style-name="ce2" office:value-type="float" office:value="114.659000158" calcext:value-type="float">
            <text:p>114.659000158</text:p>
          </table:table-cell>
          <table:table-cell table:style-name="ce2" office:value-type="float" office:value="4073.53119039" calcext:value-type="float">
            <text:p>4073.531190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2.59199416" calcext:value-type="float">
            <text:p>4222.59199416</text:p>
          </table:table-cell>
          <table:table-cell table:style-name="ce2" office:value-type="float" office:value="116.518000126" calcext:value-type="float">
            <text:p>116.518000126</text:p>
          </table:table-cell>
          <table:table-cell table:style-name="ce2" office:value-type="float" office:value="4134.41851658" calcext:value-type="float">
            <text:p>4134.4185165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2.0538656" calcext:value-type="float">
            <text:p>4272.0538656</text:p>
          </table:table-cell>
          <table:table-cell table:style-name="ce2" office:value-type="float" office:value="116.042000055" calcext:value-type="float">
            <text:p>116.042000055</text:p>
          </table:table-cell>
          <table:table-cell table:style-name="ce2" office:value-type="float" office:value="4167.93185103" calcext:value-type="float">
            <text:p>4167.9318510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24.21524312" calcext:value-type="float">
            <text:p>4424.21524312</text:p>
          </table:table-cell>
          <table:table-cell table:style-name="ce2" office:value-type="float" office:value="120.772000074" calcext:value-type="float">
            <text:p>120.772000074</text:p>
          </table:table-cell>
          <table:table-cell table:style-name="ce2" office:value-type="float" office:value="4386.29895656" calcext:value-type="float">
            <text:p>4386.298956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6.37167932" calcext:value-type="float">
            <text:p>4136.37167932</text:p>
          </table:table-cell>
          <table:table-cell table:style-name="ce2" office:value-type="float" office:value="116.773000002" calcext:value-type="float">
            <text:p>116.773000002</text:p>
          </table:table-cell>
          <table:table-cell table:style-name="ce2" office:value-type="float" office:value="4056.353188" calcext:value-type="float">
            <text:p>4056.35318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04.89932553" calcext:value-type="float">
            <text:p>4004.89932553</text:p>
          </table:table-cell>
          <table:table-cell table:style-name="ce2" office:value-type="float" office:value="108.940999985" calcext:value-type="float">
            <text:p>108.940999985</text:p>
          </table:table-cell>
          <table:table-cell table:style-name="ce2" office:value-type="float" office:value="3973.05303069" calcext:value-type="float">
            <text:p>3973.0530306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5.958391" calcext:value-type="float">
            <text:p>4225.958391</text:p>
          </table:table-cell>
          <table:table-cell table:style-name="ce2" office:value-type="float" office:value="108.893999815" calcext:value-type="float">
            <text:p>108.893999815</text:p>
          </table:table-cell>
          <table:table-cell table:style-name="ce2" office:value-type="float" office:value="4181.56808591" calcext:value-type="float">
            <text:p>4181.568085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8.85336013" calcext:value-type="float">
            <text:p>4118.85336013</text:p>
          </table:table-cell>
          <table:table-cell table:style-name="ce2" office:value-type="float" office:value="108.832000017" calcext:value-type="float">
            <text:p>108.832000017</text:p>
          </table:table-cell>
          <table:table-cell table:style-name="ce2" office:value-type="float" office:value="4089.1079107" calcext:value-type="float">
            <text:p>4089.107910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9.69785366" calcext:value-type="float">
            <text:p>4189.69785366</text:p>
          </table:table-cell>
          <table:table-cell table:style-name="ce2" office:value-type="float" office:value="108.881999969" calcext:value-type="float">
            <text:p>108.881999969</text:p>
          </table:table-cell>
          <table:table-cell table:style-name="ce2" office:value-type="float" office:value="4099.40522649" calcext:value-type="float">
            <text:p>4099.4052264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6.68619358" calcext:value-type="float">
            <text:p>4156.68619358</text:p>
          </table:table-cell>
          <table:table-cell table:style-name="ce2" office:value-type="float" office:value="108.90899992" calcext:value-type="float">
            <text:p>108.90899992</text:p>
          </table:table-cell>
          <table:table-cell table:style-name="ce2" office:value-type="float" office:value="4150.61208414" calcext:value-type="float">
            <text:p>4150.6120841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8.13722724" calcext:value-type="float">
            <text:p>4128.13722724</text:p>
          </table:table-cell>
          <table:table-cell table:style-name="ce2" office:value-type="float" office:value="108.816999912" calcext:value-type="float">
            <text:p>108.816999912</text:p>
          </table:table-cell>
          <table:table-cell table:style-name="ce2" office:value-type="float" office:value="3946.6574713" calcext:value-type="float">
            <text:p>3946.657471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1.01694255" calcext:value-type="float">
            <text:p>4011.01694255</text:p>
          </table:table-cell>
          <table:table-cell table:style-name="ce2" office:value-type="float" office:value="108.79700017" calcext:value-type="float">
            <text:p>108.79700017</text:p>
          </table:table-cell>
          <table:table-cell table:style-name="ce2" office:value-type="float" office:value="3999.74166349" calcext:value-type="float">
            <text:p>3999.7416634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1.71712241" calcext:value-type="float">
            <text:p>4251.71712241</text:p>
          </table:table-cell>
          <table:table-cell table:style-name="ce2" office:value-type="float" office:value="108.760999918" calcext:value-type="float">
            <text:p>108.760999918</text:p>
          </table:table-cell>
          <table:table-cell table:style-name="ce2" office:value-type="float" office:value="4229.95994423" calcext:value-type="float">
            <text:p>4229.9599442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5.83513571" calcext:value-type="float">
            <text:p>4245.83513571</text:p>
          </table:table-cell>
          <table:table-cell table:style-name="ce2" office:value-type="float" office:value="108.796999931" calcext:value-type="float">
            <text:p>108.796999931</text:p>
          </table:table-cell>
          <table:table-cell table:style-name="ce2" office:value-type="float" office:value="4220.62975251" calcext:value-type="float">
            <text:p>4220.629752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55914914" calcext:value-type="float">
            <text:p>4238.55914914</text:p>
          </table:table-cell>
          <table:table-cell table:style-name="ce2" office:value-type="float" office:value="108.853000164" calcext:value-type="float">
            <text:p>108.853000164</text:p>
          </table:table-cell>
          <table:table-cell table:style-name="ce2" office:value-type="float" office:value="4119.59715778" calcext:value-type="float">
            <text:p>4119.5971577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3.85217415" calcext:value-type="float">
            <text:p>4123.85217415</text:p>
          </table:table-cell>
          <table:table-cell table:style-name="ce2" office:value-type="float" office:value="108.799000025" calcext:value-type="float">
            <text:p>108.799000025</text:p>
          </table:table-cell>
          <table:table-cell table:style-name="ce2" office:value-type="float" office:value="4045.80796253" calcext:value-type="float">
            <text:p>4045.8079625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40847635" calcext:value-type="float">
            <text:p>4180.40847635</text:p>
          </table:table-cell>
          <table:table-cell table:style-name="ce2" office:value-type="float" office:value="109.608999968" calcext:value-type="float">
            <text:p>109.608999968</text:p>
          </table:table-cell>
          <table:table-cell table:style-name="ce2" office:value-type="float" office:value="4103.46346862" calcext:value-type="float">
            <text:p>4103.4634686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46461399" calcext:value-type="float">
            <text:p>4346.46461399</text:p>
          </table:table-cell>
          <table:table-cell table:style-name="ce2" office:value-type="float" office:value="112.366999865" calcext:value-type="float">
            <text:p>112.366999865</text:p>
          </table:table-cell>
          <table:table-cell table:style-name="ce2" office:value-type="float" office:value="4261.30299559" calcext:value-type="float">
            <text:p>4261.3029955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6.24699868" calcext:value-type="float">
            <text:p>4256.24699868</text:p>
          </table:table-cell>
          <table:table-cell table:style-name="ce2" office:value-type="float" office:value="113.325999975" calcext:value-type="float">
            <text:p>113.325999975</text:p>
          </table:table-cell>
          <table:table-cell table:style-name="ce2" office:value-type="float" office:value="4208.38748492" calcext:value-type="float">
            <text:p>4208.387484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3.34011781" calcext:value-type="float">
            <text:p>4253.34011781</text:p>
          </table:table-cell>
          <table:table-cell table:style-name="ce2" office:value-type="float" office:value="114.304999828" calcext:value-type="float">
            <text:p>114.304999828</text:p>
          </table:table-cell>
          <table:table-cell table:style-name="ce2" office:value-type="float" office:value="4119.35369715" calcext:value-type="float">
            <text:p>4119.3536971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0.97237862" calcext:value-type="float">
            <text:p>4140.97237862</text:p>
          </table:table-cell>
          <table:table-cell table:style-name="ce2" office:value-type="float" office:value="109.174999952" calcext:value-type="float">
            <text:p>109.174999952</text:p>
          </table:table-cell>
          <table:table-cell table:style-name="ce2" office:value-type="float" office:value="4065.92252292" calcext:value-type="float">
            <text:p>4065.922522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5.85363964" calcext:value-type="float">
            <text:p>4275.85363964</text:p>
          </table:table-cell>
          <table:table-cell table:style-name="ce2" office:value-type="float" office:value="113.730000019" calcext:value-type="float">
            <text:p>113.730000019</text:p>
          </table:table-cell>
          <table:table-cell table:style-name="ce2" office:value-type="float" office:value="4213.85846643" calcext:value-type="float">
            <text:p>4213.8584664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8559433" calcext:value-type="float">
            <text:p>4015.08559433</text:p>
          </table:table-cell>
          <table:table-cell table:style-name="ce2" office:value-type="float" office:value="112.417000055" calcext:value-type="float">
            <text:p>112.417000055</text:p>
          </table:table-cell>
          <table:table-cell table:style-name="ce2" office:value-type="float" office:value="3969.35559194" calcext:value-type="float">
            <text:p>3969.355591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6.06692514" calcext:value-type="float">
            <text:p>4266.06692514</text:p>
          </table:table-cell>
          <table:table-cell table:style-name="ce2" office:value-type="float" office:value="113.282999992" calcext:value-type="float">
            <text:p>113.282999992</text:p>
          </table:table-cell>
          <table:table-cell table:style-name="ce2" office:value-type="float" office:value="4195.51981388" calcext:value-type="float">
            <text:p>4195.5198138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9.11228048" calcext:value-type="float">
            <text:p>4319.11228048</text:p>
          </table:table-cell>
          <table:table-cell table:style-name="ce2" office:value-type="float" office:value="112.019999981" calcext:value-type="float">
            <text:p>112.019999981</text:p>
          </table:table-cell>
          <table:table-cell table:style-name="ce2" office:value-type="float" office:value="4266.75381794" calcext:value-type="float">
            <text:p>4266.753817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91.60779136" calcext:value-type="float">
            <text:p>3991.60779136</text:p>
          </table:table-cell>
          <table:table-cell table:style-name="ce2" office:value-type="float" office:value="123.529999971" calcext:value-type="float">
            <text:p>123.529999971</text:p>
          </table:table-cell>
          <table:table-cell table:style-name="ce2" office:value-type="float" office:value="3970.69702408" calcext:value-type="float">
            <text:p>3970.6970240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4.29089315" calcext:value-type="float">
            <text:p>4414.29089315</text:p>
          </table:table-cell>
          <table:table-cell table:style-name="ce2" office:value-type="float" office:value="124.70600009" calcext:value-type="float">
            <text:p>124.70600009</text:p>
          </table:table-cell>
          <table:table-cell table:style-name="ce2" office:value-type="float" office:value="4355.42984891" calcext:value-type="float">
            <text:p>4355.429848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5.67492545" calcext:value-type="float">
            <text:p>4165.67492545</text:p>
          </table:table-cell>
          <table:table-cell table:style-name="ce2" office:value-type="float" office:value="125.024999857" calcext:value-type="float">
            <text:p>125.024999857</text:p>
          </table:table-cell>
          <table:table-cell table:style-name="ce2" office:value-type="float" office:value="4123.10001717" calcext:value-type="float">
            <text:p>4123.1000171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1.21812203" calcext:value-type="float">
            <text:p>4271.21812203</text:p>
          </table:table-cell>
          <table:table-cell table:style-name="ce2" office:value-type="float" office:value="121.703999996" calcext:value-type="float">
            <text:p>121.703999996</text:p>
          </table:table-cell>
          <table:table-cell table:style-name="ce2" office:value-type="float" office:value="4195.95432273" calcext:value-type="float">
            <text:p>4195.954322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2.22543021" calcext:value-type="float">
            <text:p>4072.22543021</text:p>
          </table:table-cell>
          <table:table-cell table:style-name="ce2" office:value-type="float" office:value="132.565000057" calcext:value-type="float">
            <text:p>132.565000057</text:p>
          </table:table-cell>
          <table:table-cell table:style-name="ce2" office:value-type="float" office:value="3974.71503449" calcext:value-type="float">
            <text:p>3974.7150344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17.92664481" calcext:value-type="float">
            <text:p>4517.92664481</text:p>
          </table:table-cell>
          <table:table-cell table:style-name="ce2" office:value-type="float" office:value="124.028999805" calcext:value-type="float">
            <text:p>124.028999805</text:p>
          </table:table-cell>
          <table:table-cell table:style-name="ce2" office:value-type="float" office:value="4318.06124494" calcext:value-type="float">
            <text:p>4318.061244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1.14753193" calcext:value-type="float">
            <text:p>4051.14753193</text:p>
          </table:table-cell>
          <table:table-cell table:style-name="ce2" office:value-type="float" office:value="113.57799983" calcext:value-type="float">
            <text:p>113.57799983</text:p>
          </table:table-cell>
          <table:table-cell table:style-name="ce2" office:value-type="float" office:value="3939.95979193" calcext:value-type="float">
            <text:p>3939.959791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9.09410598" calcext:value-type="float">
            <text:p>4099.09410598</text:p>
          </table:table-cell>
          <table:table-cell table:style-name="ce2" office:value-type="float" office:value="109.95600009" calcext:value-type="float">
            <text:p>109.95600009</text:p>
          </table:table-cell>
          <table:table-cell table:style-name="ce2" office:value-type="float" office:value="4049.55754707" calcext:value-type="float">
            <text:p>4049.5575470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9.23917888" calcext:value-type="float">
            <text:p>4229.23917888</text:p>
          </table:table-cell>
          <table:table-cell table:style-name="ce2" office:value-type="float" office:value="109.778000116" calcext:value-type="float">
            <text:p>109.778000116</text:p>
          </table:table-cell>
          <table:table-cell table:style-name="ce2" office:value-type="float" office:value="4168.23054883" calcext:value-type="float">
            <text:p>4168.2305488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3.54121535" calcext:value-type="float">
            <text:p>4163.54121535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088.94998031" calcext:value-type="float">
            <text:p>4088.949980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6.97748708" calcext:value-type="float">
            <text:p>3966.97748708</text:p>
          </table:table-cell>
          <table:table-cell table:style-name="ce2" office:value-type="float" office:value="109.963000059" calcext:value-type="float">
            <text:p>109.963000059</text:p>
          </table:table-cell>
          <table:table-cell table:style-name="ce2" office:value-type="float" office:value="3946.05162631" calcext:value-type="float">
            <text:p>3946.051626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15.09886939" calcext:value-type="float">
            <text:p>4015.09886939</text:p>
          </table:table-cell>
          <table:table-cell table:style-name="ce2" office:value-type="float" office:value="109.914999962" calcext:value-type="float">
            <text:p>109.914999962</text:p>
          </table:table-cell>
          <table:table-cell table:style-name="ce2" office:value-type="float" office:value="3888.10556918" calcext:value-type="float">
            <text:p>3888.1055691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49776349" calcext:value-type="float">
            <text:p>4303.49776349</text:p>
          </table:table-cell>
          <table:table-cell table:style-name="ce2" office:value-type="float" office:value="110.044000149" calcext:value-type="float">
            <text:p>110.044000149</text:p>
          </table:table-cell>
          <table:table-cell table:style-name="ce2" office:value-type="float" office:value="4284.51479337" calcext:value-type="float">
            <text:p>4284.5147933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9.8459038" calcext:value-type="float">
            <text:p>4309.8459038</text:p>
          </table:table-cell>
          <table:table-cell table:style-name="ce2" office:value-type="float" office:value="109.996000051" calcext:value-type="float">
            <text:p>109.996000051</text:p>
          </table:table-cell>
          <table:table-cell table:style-name="ce2" office:value-type="float" office:value="4216.04084631" calcext:value-type="float">
            <text:p>4216.0408463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8.49687777" calcext:value-type="float">
            <text:p>4218.49687777</text:p>
          </table:table-cell>
          <table:table-cell table:style-name="ce2" office:value-type="float" office:value="110.101999998" calcext:value-type="float">
            <text:p>110.101999998</text:p>
          </table:table-cell>
          <table:table-cell table:style-name="ce2" office:value-type="float" office:value="4140.75889202" calcext:value-type="float">
            <text:p>4140.7588920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4.90387734" calcext:value-type="float">
            <text:p>4244.90387734</text:p>
          </table:table-cell>
          <table:table-cell table:style-name="ce2" office:value-type="float" office:value="113.299000025" calcext:value-type="float">
            <text:p>113.299000025</text:p>
          </table:table-cell>
          <table:table-cell table:style-name="ce2" office:value-type="float" office:value="4215.57967851" calcext:value-type="float">
            <text:p>4215.5796785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9.6565721" calcext:value-type="float">
            <text:p>4029.6565721</text:p>
          </table:table-cell>
          <table:table-cell table:style-name="ce2" office:value-type="float" office:value="110.367000103" calcext:value-type="float">
            <text:p>110.367000103</text:p>
          </table:table-cell>
          <table:table-cell table:style-name="ce2" office:value-type="float" office:value="3996.28611793" calcext:value-type="float">
            <text:p>3996.286117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2.58746763" calcext:value-type="float">
            <text:p>4342.58746763</text:p>
          </table:table-cell>
          <table:table-cell table:style-name="ce2" office:value-type="float" office:value="110.098999977" calcext:value-type="float">
            <text:p>110.098999977</text:p>
          </table:table-cell>
          <table:table-cell table:style-name="ce2" office:value-type="float" office:value="4282.24100899" calcext:value-type="float">
            <text:p>4282.2410089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6.31387923" calcext:value-type="float">
            <text:p>4226.31387923</text:p>
          </table:table-cell>
          <table:table-cell table:style-name="ce2" office:value-type="float" office:value="110.126000166" calcext:value-type="float">
            <text:p>110.126000166</text:p>
          </table:table-cell>
          <table:table-cell table:style-name="ce2" office:value-type="float" office:value="4185.38659794" calcext:value-type="float">
            <text:p>4185.386597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0.57214935" calcext:value-type="float">
            <text:p>4290.57214935</text:p>
          </table:table-cell>
          <table:table-cell table:style-name="ce2" office:value-type="float" office:value="110.25999999" calcext:value-type="float">
            <text:p>110.25999999</text:p>
          </table:table-cell>
          <table:table-cell table:style-name="ce2" office:value-type="float" office:value="4191.79815027" calcext:value-type="float">
            <text:p>4191.798150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5.86832953" calcext:value-type="float">
            <text:p>4155.86832953</text:p>
          </table:table-cell>
          <table:table-cell table:style-name="ce2" office:value-type="float" office:value="110.427000046" calcext:value-type="float">
            <text:p>110.427000046</text:p>
          </table:table-cell>
          <table:table-cell table:style-name="ce2" office:value-type="float" office:value="4073.6555826" calcext:value-type="float">
            <text:p>4073.65558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9.96058861" calcext:value-type="float">
            <text:p>4249.96058861</text:p>
          </table:table-cell>
          <table:table-cell table:style-name="ce2" office:value-type="float" office:value="109.779000044" calcext:value-type="float">
            <text:p>109.779000044</text:p>
          </table:table-cell>
          <table:table-cell table:style-name="ce2" office:value-type="float" office:value="4202.00302181" calcext:value-type="float">
            <text:p>4202.003021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5.34746629" calcext:value-type="float">
            <text:p>4265.34746629</text:p>
          </table:table-cell>
          <table:table-cell table:style-name="ce2" office:value-type="float" office:value="110.989000082" calcext:value-type="float">
            <text:p>110.989000082</text:p>
          </table:table-cell>
          <table:table-cell table:style-name="ce2" office:value-type="float" office:value="4241.48168497" calcext:value-type="float">
            <text:p>4241.481684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96548639" calcext:value-type="float">
            <text:p>4232.96548639</text:p>
          </table:table-cell>
          <table:table-cell table:style-name="ce2" office:value-type="float" office:value="110.613000154" calcext:value-type="float">
            <text:p>110.613000154</text:p>
          </table:table-cell>
          <table:table-cell table:style-name="ce2" office:value-type="float" office:value="4138.62608275" calcext:value-type="float">
            <text:p>4138.626082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9946787" calcext:value-type="float">
            <text:p>4302.9946787</text:p>
          </table:table-cell>
          <table:table-cell table:style-name="ce2" office:value-type="float" office:value="110.217000008" calcext:value-type="float">
            <text:p>110.217000008</text:p>
          </table:table-cell>
          <table:table-cell table:style-name="ce2" office:value-type="float" office:value="4284.86247356" calcext:value-type="float">
            <text:p>4284.862473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2.56143503" calcext:value-type="float">
            <text:p>4352.56143503</text:p>
          </table:table-cell>
          <table:table-cell table:style-name="ce2" office:value-type="float" office:value="110.140999794" calcext:value-type="float">
            <text:p>110.140999794</text:p>
          </table:table-cell>
          <table:table-cell table:style-name="ce2" office:value-type="float" office:value="4310.23829683" calcext:value-type="float">
            <text:p>4310.2382968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2.9396813" calcext:value-type="float">
            <text:p>4262.9396813</text:p>
          </table:table-cell>
          <table:table-cell table:style-name="ce2" office:value-type="float" office:value="110.128000021" calcext:value-type="float">
            <text:p>110.128000021</text:p>
          </table:table-cell>
          <table:table-cell table:style-name="ce2" office:value-type="float" office:value="4174.63762065" calcext:value-type="float">
            <text:p>4174.6376206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6.40917975" calcext:value-type="float">
            <text:p>4336.40917975</text:p>
          </table:table-cell>
          <table:table-cell table:style-name="ce2" office:value-type="float" office:value="110.045000076" calcext:value-type="float">
            <text:p>110.045000076</text:p>
          </table:table-cell>
          <table:table-cell table:style-name="ce2" office:value-type="float" office:value="4264.46842781" calcext:value-type="float">
            <text:p>4264.468427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3.45816151" calcext:value-type="float">
            <text:p>4323.45816151</text:p>
          </table:table-cell>
          <table:table-cell table:style-name="ce2" office:value-type="float" office:value="110.185000181" calcext:value-type="float">
            <text:p>110.185000181</text:p>
          </table:table-cell>
          <table:table-cell table:style-name="ce2" office:value-type="float" office:value="4277.80352274" calcext:value-type="float">
            <text:p>4277.803522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59.17180926" calcext:value-type="float">
            <text:p>3959.17180926</text:p>
          </table:table-cell>
          <table:table-cell table:style-name="ce2" office:value-type="float" office:value="109.717000008" calcext:value-type="float">
            <text:p>109.717000008</text:p>
          </table:table-cell>
          <table:table-cell table:style-name="ce2" office:value-type="float" office:value="3912.30373738" calcext:value-type="float">
            <text:p>3912.3037373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8.33822093" calcext:value-type="float">
            <text:p>4268.33822093</text:p>
          </table:table-cell>
          <table:table-cell table:style-name="ce2" office:value-type="float" office:value="109.993999958" calcext:value-type="float">
            <text:p>109.993999958</text:p>
          </table:table-cell>
          <table:table-cell table:style-name="ce2" office:value-type="float" office:value="4225.21476537" calcext:value-type="float">
            <text:p>4225.2147653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6.33607193" calcext:value-type="float">
            <text:p>3896.33607193</text:p>
          </table:table-cell>
          <table:table-cell table:style-name="ce2" office:value-type="float" office:value="110.213000059" calcext:value-type="float">
            <text:p>110.213000059</text:p>
          </table:table-cell>
          <table:table-cell table:style-name="ce2" office:value-type="float" office:value="3797.05110034" calcext:value-type="float">
            <text:p>3797.0511003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85164195" calcext:value-type="float">
            <text:p>4120.85164195</text:p>
          </table:table-cell>
          <table:table-cell table:style-name="ce2" office:value-type="float" office:value="110.30700016" calcext:value-type="float">
            <text:p>110.30700016</text:p>
          </table:table-cell>
          <table:table-cell table:style-name="ce2" office:value-type="float" office:value="4069.58154691" calcext:value-type="float">
            <text:p>4069.581546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24622951" calcext:value-type="float">
            <text:p>4316.24622951</text:p>
          </table:table-cell>
          <table:table-cell table:style-name="ce2" office:value-type="float" office:value="110.172999859" calcext:value-type="float">
            <text:p>110.172999859</text:p>
          </table:table-cell>
          <table:table-cell table:style-name="ce2" office:value-type="float" office:value="4230.73626573" calcext:value-type="float">
            <text:p>4230.736265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4.6607642" calcext:value-type="float">
            <text:p>4234.6607642</text:p>
          </table:table-cell>
          <table:table-cell table:style-name="ce2" office:value-type="float" office:value="110.122000217" calcext:value-type="float">
            <text:p>110.122000217</text:p>
          </table:table-cell>
          <table:table-cell table:style-name="ce2" office:value-type="float" office:value="4179.77266149" calcext:value-type="float">
            <text:p>4179.7726614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6.98377673" calcext:value-type="float">
            <text:p>4346.98377673</text:p>
          </table:table-cell>
          <table:table-cell table:style-name="ce2" office:value-type="float" office:value="109.998000145" calcext:value-type="float">
            <text:p>109.998000145</text:p>
          </table:table-cell>
          <table:table-cell table:style-name="ce2" office:value-type="float" office:value="4261.95072421" calcext:value-type="float">
            <text:p>4261.9507242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53292943" calcext:value-type="float">
            <text:p>4300.53292943</text:p>
          </table:table-cell>
          <table:table-cell table:style-name="ce2" office:value-type="float" office:value="110.478000164" calcext:value-type="float">
            <text:p>110.478000164</text:p>
          </table:table-cell>
          <table:table-cell table:style-name="ce2" office:value-type="float" office:value="4195.73573996" calcext:value-type="float">
            <text:p>4195.7357399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2.52626143" calcext:value-type="float">
            <text:p>4232.52626143</text:p>
          </table:table-cell>
          <table:table-cell table:style-name="ce2" office:value-type="float" office:value="110.110000134" calcext:value-type="float">
            <text:p>110.110000134</text:p>
          </table:table-cell>
          <table:table-cell table:style-name="ce2" office:value-type="float" office:value="4176.43333569" calcext:value-type="float">
            <text:p>4176.4333356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4650699" calcext:value-type="float">
            <text:p>4120.14650699</text:p>
          </table:table-cell>
          <table:table-cell table:style-name="ce2" office:value-type="float" office:value="110.482000113" calcext:value-type="float">
            <text:p>110.482000113</text:p>
          </table:table-cell>
          <table:table-cell table:style-name="ce2" office:value-type="float" office:value="4103.54188081" calcext:value-type="float">
            <text:p>4103.541880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2.96300746" calcext:value-type="float">
            <text:p>4112.96300746</text:p>
          </table:table-cell>
          <table:table-cell table:style-name="ce2" office:value-type="float" office:value="110.242000103" calcext:value-type="float">
            <text:p>110.242000103</text:p>
          </table:table-cell>
          <table:table-cell table:style-name="ce2" office:value-type="float" office:value="4043.42354905" calcext:value-type="float">
            <text:p>4043.423549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7.19753226" calcext:value-type="float">
            <text:p>4397.19753226</text:p>
          </table:table-cell>
          <table:table-cell table:style-name="ce2" office:value-type="float" office:value="111.139999866" calcext:value-type="float">
            <text:p>111.139999866</text:p>
          </table:table-cell>
          <table:table-cell table:style-name="ce2" office:value-type="float" office:value="4358.55377212" calcext:value-type="float">
            <text:p>4358.553772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16042485" calcext:value-type="float">
            <text:p>4235.16042485</text:p>
          </table:table-cell>
          <table:table-cell table:style-name="ce2" office:value-type="float" office:value="110.179999828" calcext:value-type="float">
            <text:p>110.179999828</text:p>
          </table:table-cell>
          <table:table-cell table:style-name="ce2" office:value-type="float" office:value="4161.62219056" calcext:value-type="float">
            <text:p>4161.622190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64.40045504" calcext:value-type="float">
            <text:p>4164.40045504</text:p>
          </table:table-cell>
          <table:table-cell table:style-name="ce2" office:value-type="float" office:value="110.069999933" calcext:value-type="float">
            <text:p>110.069999933</text:p>
          </table:table-cell>
          <table:table-cell table:style-name="ce2" office:value-type="float" office:value="4108.97063305" calcext:value-type="float">
            <text:p>4108.970633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4.22941055" calcext:value-type="float">
            <text:p>4314.22941055</text:p>
          </table:table-cell>
          <table:table-cell table:style-name="ce2" office:value-type="float" office:value="109.730000019" calcext:value-type="float">
            <text:p>109.730000019</text:p>
          </table:table-cell>
          <table:table-cell table:style-name="ce2" office:value-type="float" office:value="4269.90262879" calcext:value-type="float">
            <text:p>4269.9026287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1.16031419" calcext:value-type="float">
            <text:p>4071.16031419</text:p>
          </table:table-cell>
          <table:table-cell table:style-name="ce2" office:value-type="float" office:value="110.135999918" calcext:value-type="float">
            <text:p>110.135999918</text:p>
          </table:table-cell>
          <table:table-cell table:style-name="ce2" office:value-type="float" office:value="4035.87344055" calcext:value-type="float">
            <text:p>4035.8734405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4.094649" calcext:value-type="float">
            <text:p>4284.094649</text:p>
          </table:table-cell>
          <table:table-cell table:style-name="ce2" office:value-type="float" office:value="109.773000002" calcext:value-type="float">
            <text:p>109.773000002</text:p>
          </table:table-cell>
          <table:table-cell table:style-name="ce2" office:value-type="float" office:value="4210.14499767" calcext:value-type="float">
            <text:p>4210.1449976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18527836" calcext:value-type="float">
            <text:p>4239.18527836</text:p>
          </table:table-cell>
          <table:table-cell table:style-name="ce2" office:value-type="float" office:value="118.937999964" calcext:value-type="float">
            <text:p>118.937999964</text:p>
          </table:table-cell>
          <table:table-cell table:style-name="ce2" office:value-type="float" office:value="4173.67453387" calcext:value-type="float">
            <text:p>4173.6745338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8.19436825" calcext:value-type="float">
            <text:p>3878.19436825</text:p>
          </table:table-cell>
          <table:table-cell table:style-name="ce2" office:value-type="float" office:value="120.832999945" calcext:value-type="float">
            <text:p>120.832999945</text:p>
          </table:table-cell>
          <table:table-cell table:style-name="ce2" office:value-type="float" office:value="3814.44994263" calcext:value-type="float">
            <text:p>3814.449942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69.56952071" calcext:value-type="float">
            <text:p>4369.56952071</text:p>
          </table:table-cell>
          <table:table-cell table:style-name="ce2" office:value-type="float" office:value="117.513000011" calcext:value-type="float">
            <text:p>117.513000011</text:p>
          </table:table-cell>
          <table:table-cell table:style-name="ce2" office:value-type="float" office:value="4273.25530173" calcext:value-type="float">
            <text:p>4273.2553017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05.20862874" calcext:value-type="float">
            <text:p>4105.20862874</text:p>
          </table:table-cell>
          <table:table-cell table:style-name="ce2" office:value-type="float" office:value="121.414000034" calcext:value-type="float">
            <text:p>121.414000034</text:p>
          </table:table-cell>
          <table:table-cell table:style-name="ce2" office:value-type="float" office:value="4048.89980128" calcext:value-type="float">
            <text:p>4048.8998012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9.18947437" calcext:value-type="float">
            <text:p>3899.18947437</text:p>
          </table:table-cell>
          <table:table-cell table:style-name="ce2" office:value-type="float" office:value="109.542999983" calcext:value-type="float">
            <text:p>109.542999983</text:p>
          </table:table-cell>
          <table:table-cell table:style-name="ce2" office:value-type="float" office:value="3805.99462169" calcext:value-type="float">
            <text:p>3805.9946216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8.34343149" calcext:value-type="float">
            <text:p>4328.34343149</text:p>
          </table:table-cell>
          <table:table-cell table:style-name="ce2" office:value-type="float" office:value="109.631000042" calcext:value-type="float">
            <text:p>109.631000042</text:p>
          </table:table-cell>
          <table:table-cell table:style-name="ce2" office:value-type="float" office:value="4200.63384952" calcext:value-type="float">
            <text:p>4200.6338495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8.8966248" calcext:value-type="float">
            <text:p>4158.8966248</text:p>
          </table:table-cell>
          <table:table-cell table:style-name="ce2" office:value-type="float" office:value="112.372999907" calcext:value-type="float">
            <text:p>112.372999907</text:p>
          </table:table-cell>
          <table:table-cell table:style-name="ce2" office:value-type="float" office:value="4078.1735442" calcext:value-type="float">
            <text:p>4078.173544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29.61583449" calcext:value-type="float">
            <text:p>4329.61583449</text:p>
          </table:table-cell>
          <table:table-cell table:style-name="ce2" office:value-type="float" office:value="109.991999865" calcext:value-type="float">
            <text:p>109.991999865</text:p>
          </table:table-cell>
          <table:table-cell table:style-name="ce2" office:value-type="float" office:value="4262.14920332" calcext:value-type="float">
            <text:p>4262.1492033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0.46266329" calcext:value-type="float">
            <text:p>4110.46266329</text:p>
          </table:table-cell>
          <table:table-cell table:style-name="ce2" office:value-type="float" office:value="109.375999928" calcext:value-type="float">
            <text:p>109.375999928</text:p>
          </table:table-cell>
          <table:table-cell table:style-name="ce2" office:value-type="float" office:value="4080.83537511" calcext:value-type="float">
            <text:p>4080.8353751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0.15207293" calcext:value-type="float">
            <text:p>4120.15207293</text:p>
          </table:table-cell>
          <table:table-cell table:style-name="ce2" office:value-type="float" office:value="110.201999903" calcext:value-type="float">
            <text:p>110.201999903</text:p>
          </table:table-cell>
          <table:table-cell table:style-name="ce2" office:value-type="float" office:value="4084.59663701" calcext:value-type="float">
            <text:p>4084.5966370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05.34273984" calcext:value-type="float">
            <text:p>3805.34273984</text:p>
          </table:table-cell>
          <table:table-cell table:style-name="ce2" office:value-type="float" office:value="111.021999836" calcext:value-type="float">
            <text:p>111.021999836</text:p>
          </table:table-cell>
          <table:table-cell table:style-name="ce2" office:value-type="float" office:value="3750.83897291" calcext:value-type="float">
            <text:p>3750.838972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8.84116704" calcext:value-type="float">
            <text:p>4388.84116704</text:p>
          </table:table-cell>
          <table:table-cell table:style-name="ce2" office:value-type="float" office:value="109.174000025" calcext:value-type="float">
            <text:p>109.174000025</text:p>
          </table:table-cell>
          <table:table-cell table:style-name="ce2" office:value-type="float" office:value="4294.6254805" calcext:value-type="float">
            <text:p>4294.625480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8.47457586" calcext:value-type="float">
            <text:p>4338.47457586</text:p>
          </table:table-cell>
          <table:table-cell table:style-name="ce2" office:value-type="float" office:value="109.372999907" calcext:value-type="float">
            <text:p>109.372999907</text:p>
          </table:table-cell>
          <table:table-cell table:style-name="ce2" office:value-type="float" office:value="4254.80049819" calcext:value-type="float">
            <text:p>4254.8004981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4.26216334" calcext:value-type="float">
            <text:p>4264.26216334</text:p>
          </table:table-cell>
          <table:table-cell table:style-name="ce2" office:value-type="float" office:value="111.601000071" calcext:value-type="float">
            <text:p>111.601000071</text:p>
          </table:table-cell>
          <table:table-cell table:style-name="ce2" office:value-type="float" office:value="4161.19222091" calcext:value-type="float">
            <text:p>4161.192220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2.41442961" calcext:value-type="float">
            <text:p>4182.41442961</text:p>
          </table:table-cell>
          <table:table-cell table:style-name="ce2" office:value-type="float" office:value="114.792000055" calcext:value-type="float">
            <text:p>114.792000055</text:p>
          </table:table-cell>
          <table:table-cell table:style-name="ce2" office:value-type="float" office:value="4106.03432314" calcext:value-type="float">
            <text:p>4106.0343231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3.7282666" calcext:value-type="float">
            <text:p>4193.7282666</text:p>
          </table:table-cell>
          <table:table-cell table:style-name="ce2" office:value-type="float" office:value="109.875999928" calcext:value-type="float">
            <text:p>109.875999928</text:p>
          </table:table-cell>
          <table:table-cell table:style-name="ce2" office:value-type="float" office:value="4154.98010983" calcext:value-type="float">
            <text:p>4154.9801098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9.9341436" calcext:value-type="float">
            <text:p>4299.9341436</text:p>
          </table:table-cell>
          <table:table-cell table:style-name="ce2" office:value-type="float" office:value="109.797999859" calcext:value-type="float">
            <text:p>109.797999859</text:p>
          </table:table-cell>
          <table:table-cell table:style-name="ce2" office:value-type="float" office:value="4249.91147276" calcext:value-type="float">
            <text:p>4249.9114727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4.25916001" calcext:value-type="float">
            <text:p>4054.25916001</text:p>
          </table:table-cell>
          <table:table-cell table:style-name="ce2" office:value-type="float" office:value="111.598999977" calcext:value-type="float">
            <text:p>111.598999977</text:p>
          </table:table-cell>
          <table:table-cell table:style-name="ce2" office:value-type="float" office:value="3969.87258363" calcext:value-type="float">
            <text:p>3969.872583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26.96750154" calcext:value-type="float">
            <text:p>4026.96750154</text:p>
          </table:table-cell>
          <table:table-cell table:style-name="ce2" office:value-type="float" office:value="115.054999828" calcext:value-type="float">
            <text:p>115.054999828</text:p>
          </table:table-cell>
          <table:table-cell table:style-name="ce2" office:value-type="float" office:value="3938.20734957" calcext:value-type="float">
            <text:p>3938.207349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06551153" calcext:value-type="float">
            <text:p>4286.06551153</text:p>
          </table:table-cell>
          <table:table-cell table:style-name="ce2" office:value-type="float" office:value="110.980999947" calcext:value-type="float">
            <text:p>110.980999947</text:p>
          </table:table-cell>
          <table:table-cell table:style-name="ce2" office:value-type="float" office:value="4159.45132186" calcext:value-type="float">
            <text:p>4159.4513218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3.94513714" calcext:value-type="float">
            <text:p>4303.94513714</text:p>
          </table:table-cell>
          <table:table-cell table:style-name="ce2" office:value-type="float" office:value="115.242000103" calcext:value-type="float">
            <text:p>115.242000103</text:p>
          </table:table-cell>
          <table:table-cell table:style-name="ce2" office:value-type="float" office:value="4283.64710025" calcext:value-type="float">
            <text:p>4283.6471002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60.00029864" calcext:value-type="float">
            <text:p>3960.00029864</text:p>
          </table:table-cell>
          <table:table-cell table:style-name="ce2" office:value-type="float" office:value="113.43900013" calcext:value-type="float">
            <text:p>113.43900013</text:p>
          </table:table-cell>
          <table:table-cell table:style-name="ce2" office:value-type="float" office:value="3934.27194236" calcext:value-type="float">
            <text:p>3934.2719423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1.64927207" calcext:value-type="float">
            <text:p>4191.64927207</text:p>
          </table:table-cell>
          <table:table-cell table:style-name="ce2" office:value-type="float" office:value="110.576999903" calcext:value-type="float">
            <text:p>110.576999903</text:p>
          </table:table-cell>
          <table:table-cell table:style-name="ce2" office:value-type="float" office:value="4163.33933926" calcext:value-type="float">
            <text:p>4163.339339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7.55403473" calcext:value-type="float">
            <text:p>4187.55403473</text:p>
          </table:table-cell>
          <table:table-cell table:style-name="ce2" office:value-type="float" office:value="109.404999971" calcext:value-type="float">
            <text:p>109.404999971</text:p>
          </table:table-cell>
          <table:table-cell table:style-name="ce2" office:value-type="float" office:value="4026.89564204" calcext:value-type="float">
            <text:p>4026.8956420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4.89520955" calcext:value-type="float">
            <text:p>4334.89520955</text:p>
          </table:table-cell>
          <table:table-cell table:style-name="ce2" office:value-type="float" office:value="113.625999928" calcext:value-type="float">
            <text:p>113.625999928</text:p>
          </table:table-cell>
          <table:table-cell table:style-name="ce2" office:value-type="float" office:value="4263.27986092" calcext:value-type="float">
            <text:p>4263.279860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48.75642884" calcext:value-type="float">
            <text:p>4048.75642884</text:p>
          </table:table-cell>
          <table:table-cell table:style-name="ce2" office:value-type="float" office:value="110.73300004" calcext:value-type="float">
            <text:p>110.73300004</text:p>
          </table:table-cell>
          <table:table-cell table:style-name="ce2" office:value-type="float" office:value="3985.66104668" calcext:value-type="float">
            <text:p>3985.6610466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73.35629253" calcext:value-type="float">
            <text:p>4073.35629253</text:p>
          </table:table-cell>
          <table:table-cell table:style-name="ce2" office:value-type="float" office:value="110.78399992" calcext:value-type="float">
            <text:p>110.78399992</text:p>
          </table:table-cell>
          <table:table-cell table:style-name="ce2" office:value-type="float" office:value="4030.98534777" calcext:value-type="float">
            <text:p>4030.9853477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09.40596899" calcext:value-type="float">
            <text:p>4209.40596899</text:p>
          </table:table-cell>
          <table:table-cell table:style-name="ce2" office:value-type="float" office:value="110.778000116" calcext:value-type="float">
            <text:p>110.778000116</text:p>
          </table:table-cell>
          <table:table-cell table:style-name="ce2" office:value-type="float" office:value="4140.90404523" calcext:value-type="float">
            <text:p>4140.9040452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6.58947972" calcext:value-type="float">
            <text:p>4316.58947972</text:p>
          </table:table-cell>
          <table:table-cell table:style-name="ce2" office:value-type="float" office:value="111.405999899" calcext:value-type="float">
            <text:p>111.405999899</text:p>
          </table:table-cell>
          <table:table-cell table:style-name="ce2" office:value-type="float" office:value="4287.77499398" calcext:value-type="float">
            <text:p>4287.7749939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0.15798371" calcext:value-type="float">
            <text:p>4310.15798371</text:p>
          </table:table-cell>
          <table:table-cell table:style-name="ce2" office:value-type="float" office:value="110.575000048" calcext:value-type="float">
            <text:p>110.575000048</text:p>
          </table:table-cell>
          <table:table-cell table:style-name="ce2" office:value-type="float" office:value="4189.44178016" calcext:value-type="float">
            <text:p>4189.4417801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7.32548917" calcext:value-type="float">
            <text:p>4217.32548917</text:p>
          </table:table-cell>
          <table:table-cell table:style-name="ce2" office:value-type="float" office:value="109.148000002" calcext:value-type="float">
            <text:p>109.148000002</text:p>
          </table:table-cell>
          <table:table-cell table:style-name="ce2" office:value-type="float" office:value="4131.70823134" calcext:value-type="float">
            <text:p>4131.7082313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57963939" calcext:value-type="float">
            <text:p>4097.57963939</text:p>
          </table:table-cell>
          <table:table-cell table:style-name="ce2" office:value-type="float" office:value="108.887000084" calcext:value-type="float">
            <text:p>108.887000084</text:p>
          </table:table-cell>
          <table:table-cell table:style-name="ce2" office:value-type="float" office:value="4021.30669824" calcext:value-type="float">
            <text:p>4021.306698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7.82444089" calcext:value-type="float">
            <text:p>4337.82444089</text:p>
          </table:table-cell>
          <table:table-cell table:style-name="ce2" office:value-type="float" office:value="108.937000036" calcext:value-type="float">
            <text:p>108.937000036</text:p>
          </table:table-cell>
          <table:table-cell table:style-name="ce2" office:value-type="float" office:value="4290.81906557" calcext:value-type="float">
            <text:p>4290.819065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05.74838697" calcext:value-type="float">
            <text:p>4405.74838697</text:p>
          </table:table-cell>
          <table:table-cell table:style-name="ce2" office:value-type="float" office:value="111.676000118" calcext:value-type="float">
            <text:p>111.676000118</text:p>
          </table:table-cell>
          <table:table-cell table:style-name="ce2" office:value-type="float" office:value="4380.87319594" calcext:value-type="float">
            <text:p>4380.87319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8.08911106" calcext:value-type="float">
            <text:p>4258.08911106</text:p>
          </table:table-cell>
          <table:table-cell table:style-name="ce2" office:value-type="float" office:value="113.125" calcext:value-type="float">
            <text:p>113.125</text:p>
          </table:table-cell>
          <table:table-cell table:style-name="ce2" office:value-type="float" office:value="4199.64941279" calcext:value-type="float">
            <text:p>4199.6494127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7.30839048" calcext:value-type="float">
            <text:p>4087.30839048</text:p>
          </table:table-cell>
          <table:table-cell table:style-name="ce2" office:value-type="float" office:value="114.63499999" calcext:value-type="float">
            <text:p>114.63499999</text:p>
          </table:table-cell>
          <table:table-cell table:style-name="ce2" office:value-type="float" office:value="3954.3472024" calcext:value-type="float">
            <text:p>3954.34720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1.48746032" calcext:value-type="float">
            <text:p>4171.48746032</text:p>
          </table:table-cell>
          <table:table-cell table:style-name="ce2" office:value-type="float" office:value="111.468999863" calcext:value-type="float">
            <text:p>111.468999863</text:p>
          </table:table-cell>
          <table:table-cell table:style-name="ce2" office:value-type="float" office:value="4077.57565815" calcext:value-type="float">
            <text:p>4077.5756581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17.44216872" calcext:value-type="float">
            <text:p>4117.44216872</text:p>
          </table:table-cell>
          <table:table-cell table:style-name="ce2" office:value-type="float" office:value="111.044000149" calcext:value-type="float">
            <text:p>111.044000149</text:p>
          </table:table-cell>
          <table:table-cell table:style-name="ce2" office:value-type="float" office:value="4070.13333066" calcext:value-type="float">
            <text:p>4070.1333306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5.14399" calcext:value-type="float">
            <text:p>4085.14399</text:p>
          </table:table-cell>
          <table:table-cell table:style-name="ce2" office:value-type="float" office:value="110.36500001" calcext:value-type="float">
            <text:p>110.36500001</text:p>
          </table:table-cell>
          <table:table-cell table:style-name="ce2" office:value-type="float" office:value="4020.33765374" calcext:value-type="float">
            <text:p>4020.3376537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7.91303993" calcext:value-type="float">
            <text:p>4437.91303993</text:p>
          </table:table-cell>
          <table:table-cell table:style-name="ce2" office:value-type="float" office:value="113.987999916" calcext:value-type="float">
            <text:p>113.987999916</text:p>
          </table:table-cell>
          <table:table-cell table:style-name="ce2" office:value-type="float" office:value="4379.10222295" calcext:value-type="float">
            <text:p>4379.1022229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8.64447765" calcext:value-type="float">
            <text:p>4238.64447765</text:p>
          </table:table-cell>
          <table:table-cell table:style-name="ce2" office:value-type="float" office:value="110.687000036" calcext:value-type="float">
            <text:p>110.687000036</text:p>
          </table:table-cell>
          <table:table-cell table:style-name="ce2" office:value-type="float" office:value="4192.59640441" calcext:value-type="float">
            <text:p>4192.5964044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2.3258069" calcext:value-type="float">
            <text:p>4292.3258069</text:p>
          </table:table-cell>
          <table:table-cell table:style-name="ce2" office:value-type="float" office:value="109.650000095" calcext:value-type="float">
            <text:p>109.650000095</text:p>
          </table:table-cell>
          <table:table-cell table:style-name="ce2" office:value-type="float" office:value="4255.17875909" calcext:value-type="float">
            <text:p>4255.1787590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8.43331457" calcext:value-type="float">
            <text:p>4198.43331457</text:p>
          </table:table-cell>
          <table:table-cell table:style-name="ce2" office:value-type="float" office:value="109.325999975" calcext:value-type="float">
            <text:p>109.325999975</text:p>
          </table:table-cell>
          <table:table-cell table:style-name="ce2" office:value-type="float" office:value="4152.63754425" calcext:value-type="float">
            <text:p>4152.6375442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2.22267062" calcext:value-type="float">
            <text:p>3972.22267062</text:p>
          </table:table-cell>
          <table:table-cell table:style-name="ce2" office:value-type="float" office:value="111.947000027" calcext:value-type="float">
            <text:p>111.947000027</text:p>
          </table:table-cell>
          <table:table-cell table:style-name="ce2" office:value-type="float" office:value="3908.84612332" calcext:value-type="float">
            <text:p>3908.8461233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85.92648469" calcext:value-type="float">
            <text:p>4385.92648469</text:p>
          </table:table-cell>
          <table:table-cell table:style-name="ce2" office:value-type="float" office:value="113.191999912" calcext:value-type="float">
            <text:p>113.191999912</text:p>
          </table:table-cell>
          <table:table-cell table:style-name="ce2" office:value-type="float" office:value="4274.33552489" calcext:value-type="float">
            <text:p>4274.3355248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45827437" calcext:value-type="float">
            <text:p>4392.45827437</text:p>
          </table:table-cell>
          <table:table-cell table:style-name="ce2" office:value-type="float" office:value="112.398000002" calcext:value-type="float">
            <text:p>112.398000002</text:p>
          </table:table-cell>
          <table:table-cell table:style-name="ce2" office:value-type="float" office:value="4290.22810763" calcext:value-type="float">
            <text:p>4290.228107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13.33003694" calcext:value-type="float">
            <text:p>4313.33003694</text:p>
          </table:table-cell>
          <table:table-cell table:style-name="ce2" office:value-type="float" office:value="111.843999863" calcext:value-type="float">
            <text:p>111.843999863</text:p>
          </table:table-cell>
          <table:table-cell table:style-name="ce2" office:value-type="float" office:value="4290.9368839" calcext:value-type="float">
            <text:p>4290.93688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06.057722" calcext:value-type="float">
            <text:p>3906.057722</text:p>
          </table:table-cell>
          <table:table-cell table:style-name="ce2" office:value-type="float" office:value="112.463000059" calcext:value-type="float">
            <text:p>112.463000059</text:p>
          </table:table-cell>
          <table:table-cell table:style-name="ce2" office:value-type="float" office:value="3835.84650864" calcext:value-type="float">
            <text:p>3835.846508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14.04117847" calcext:value-type="float">
            <text:p>4214.04117847</text:p>
          </table:table-cell>
          <table:table-cell table:style-name="ce2" office:value-type="float" office:value="111.279000044" calcext:value-type="float">
            <text:p>111.279000044</text:p>
          </table:table-cell>
          <table:table-cell table:style-name="ce2" office:value-type="float" office:value="4192.73864028" calcext:value-type="float">
            <text:p>4192.7386402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7.92105339" calcext:value-type="float">
            <text:p>4267.92105339</text:p>
          </table:table-cell>
          <table:table-cell table:style-name="ce2" office:value-type="float" office:value="111.648000002" calcext:value-type="float">
            <text:p>111.648000002</text:p>
          </table:table-cell>
          <table:table-cell table:style-name="ce2" office:value-type="float" office:value="4217.1283526" calcext:value-type="float">
            <text:p>4217.128352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69.35911657" calcext:value-type="float">
            <text:p>4269.35911657</text:p>
          </table:table-cell>
          <table:table-cell table:style-name="ce2" office:value-type="float" office:value="110.470999956" calcext:value-type="float">
            <text:p>110.470999956</text:p>
          </table:table-cell>
          <table:table-cell table:style-name="ce2" office:value-type="float" office:value="4135.37893915" calcext:value-type="float">
            <text:p>4135.3789391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61.02052087" calcext:value-type="float">
            <text:p>4061.02052087</text:p>
          </table:table-cell>
          <table:table-cell table:style-name="ce2" office:value-type="float" office:value="111.023999929" calcext:value-type="float">
            <text:p>111.023999929</text:p>
          </table:table-cell>
          <table:table-cell table:style-name="ce2" office:value-type="float" office:value="3993.75954393" calcext:value-type="float">
            <text:p>3993.7595439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30.6763761" calcext:value-type="float">
            <text:p>3930.6763761</text:p>
          </table:table-cell>
          <table:table-cell table:style-name="ce2" office:value-type="float" office:value="112.34800005" calcext:value-type="float">
            <text:p>112.34800005</text:p>
          </table:table-cell>
          <table:table-cell table:style-name="ce2" office:value-type="float" office:value="3838.49144052" calcext:value-type="float">
            <text:p>3838.4914405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8.7092471" calcext:value-type="float">
            <text:p>4138.7092471</text:p>
          </table:table-cell>
          <table:table-cell table:style-name="ce2" office:value-type="float" office:value="110.811000109" calcext:value-type="float">
            <text:p>110.811000109</text:p>
          </table:table-cell>
          <table:table-cell table:style-name="ce2" office:value-type="float" office:value="4081.42525157" calcext:value-type="float">
            <text:p>4081.425251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1.90060646" calcext:value-type="float">
            <text:p>4341.90060646</text:p>
          </table:table-cell>
          <table:table-cell table:style-name="ce2" office:value-type="float" office:value="110.84800005" calcext:value-type="float">
            <text:p>110.84800005</text:p>
          </table:table-cell>
          <table:table-cell table:style-name="ce2" office:value-type="float" office:value="4319.55112065" calcext:value-type="float">
            <text:p>4319.5511206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76.26916659" calcext:value-type="float">
            <text:p>4176.26916659</text:p>
          </table:table-cell>
          <table:table-cell table:style-name="ce2" office:value-type="float" office:value="112.656000137" calcext:value-type="float">
            <text:p>112.656000137</text:p>
          </table:table-cell>
          <table:table-cell table:style-name="ce2" office:value-type="float" office:value="4107.94956594" calcext:value-type="float">
            <text:p>4107.949565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9.01466641" calcext:value-type="float">
            <text:p>4149.01466641</text:p>
          </table:table-cell>
          <table:table-cell table:style-name="ce2" office:value-type="float" office:value="110.115999937" calcext:value-type="float">
            <text:p>110.115999937</text:p>
          </table:table-cell>
          <table:table-cell table:style-name="ce2" office:value-type="float" office:value="4061.70029949" calcext:value-type="float">
            <text:p>4061.7002994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0.02484359" calcext:value-type="float">
            <text:p>4090.02484359</text:p>
          </table:table-cell>
          <table:table-cell table:style-name="ce2" office:value-type="float" office:value="111.532999992" calcext:value-type="float">
            <text:p>111.532999992</text:p>
          </table:table-cell>
          <table:table-cell table:style-name="ce2" office:value-type="float" office:value="3954.12634697" calcext:value-type="float">
            <text:p>3954.126346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58.08681447" calcext:value-type="float">
            <text:p>4358.08681447</text:p>
          </table:table-cell>
          <table:table-cell table:style-name="ce2" office:value-type="float" office:value="112.692000151" calcext:value-type="float">
            <text:p>112.692000151</text:p>
          </table:table-cell>
          <table:table-cell table:style-name="ce2" office:value-type="float" office:value="4270.70558059" calcext:value-type="float">
            <text:p>4270.7055805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5.72976739" calcext:value-type="float">
            <text:p>4035.72976739</text:p>
          </table:table-cell>
          <table:table-cell table:style-name="ce2" office:value-type="float" office:value="111.133000135" calcext:value-type="float">
            <text:p>111.133000135</text:p>
          </table:table-cell>
          <table:table-cell table:style-name="ce2" office:value-type="float" office:value="3905.42999592" calcext:value-type="float">
            <text:p>3905.429995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33.79435324" calcext:value-type="float">
            <text:p>4433.79435324</text:p>
          </table:table-cell>
          <table:table-cell table:style-name="ce2" office:value-type="float" office:value="112.281999826" calcext:value-type="float">
            <text:p>112.281999826</text:p>
          </table:table-cell>
          <table:table-cell table:style-name="ce2" office:value-type="float" office:value="4355.66887608" calcext:value-type="float">
            <text:p>4355.6688760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24.57941324" calcext:value-type="float">
            <text:p>4224.57941324</text:p>
          </table:table-cell>
          <table:table-cell table:style-name="ce2" office:value-type="float" office:value="111.328000069" calcext:value-type="float">
            <text:p>111.328000069</text:p>
          </table:table-cell>
          <table:table-cell table:style-name="ce2" office:value-type="float" office:value="4193.56455495" calcext:value-type="float">
            <text:p>4193.5645549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566.20688909" calcext:value-type="float">
            <text:p>4566.20688909</text:p>
          </table:table-cell>
          <table:table-cell table:style-name="ce2" office:value-type="float" office:value="110.494999886" calcext:value-type="float">
            <text:p>110.494999886</text:p>
          </table:table-cell>
          <table:table-cell table:style-name="ce2" office:value-type="float" office:value="4431.33282539" calcext:value-type="float">
            <text:p>4431.3328253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5.69218851" calcext:value-type="float">
            <text:p>3875.69218851</text:p>
          </table:table-cell>
          <table:table-cell table:style-name="ce2" office:value-type="float" office:value="119.857000113" calcext:value-type="float">
            <text:p>119.857000113</text:p>
          </table:table-cell>
          <table:table-cell table:style-name="ce2" office:value-type="float" office:value="3836.08014727" calcext:value-type="float">
            <text:p>3836.0801472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15472543" calcext:value-type="float">
            <text:p>4185.15472543</text:p>
          </table:table-cell>
          <table:table-cell table:style-name="ce2" office:value-type="float" office:value="114.842000008" calcext:value-type="float">
            <text:p>114.842000008</text:p>
          </table:table-cell>
          <table:table-cell table:style-name="ce2" office:value-type="float" office:value="4112.6569494" calcext:value-type="float">
            <text:p>4112.656949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97.87972611" calcext:value-type="float">
            <text:p>4197.87972611</text:p>
          </table:table-cell>
          <table:table-cell table:style-name="ce2" office:value-type="float" office:value="113.669999838" calcext:value-type="float">
            <text:p>113.669999838</text:p>
          </table:table-cell>
          <table:table-cell table:style-name="ce2" office:value-type="float" office:value="4160.19804463" calcext:value-type="float">
            <text:p>4160.1980446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2.34106247" calcext:value-type="float">
            <text:p>4052.34106247</text:p>
          </table:table-cell>
          <table:table-cell table:style-name="ce2" office:value-type="float" office:value="112.20600009" calcext:value-type="float">
            <text:p>112.20600009</text:p>
          </table:table-cell>
          <table:table-cell table:style-name="ce2" office:value-type="float" office:value="3919.94598978" calcext:value-type="float">
            <text:p>3919.9459897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50.89823396" calcext:value-type="float">
            <text:p>4250.89823396</text:p>
          </table:table-cell>
          <table:table-cell table:style-name="ce2" office:value-type="float" office:value="110.305000067" calcext:value-type="float">
            <text:p>110.305000067</text:p>
          </table:table-cell>
          <table:table-cell table:style-name="ce2" office:value-type="float" office:value="4160.62543896" calcext:value-type="float">
            <text:p>4160.6254389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5.56321627" calcext:value-type="float">
            <text:p>4235.56321627</text:p>
          </table:table-cell>
          <table:table-cell table:style-name="ce2" office:value-type="float" office:value="110.499000072" calcext:value-type="float">
            <text:p>110.499000072</text:p>
          </table:table-cell>
          <table:table-cell table:style-name="ce2" office:value-type="float" office:value="4146.50158787" calcext:value-type="float">
            <text:p>4146.5015878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2.65855303" calcext:value-type="float">
            <text:p>4332.65855303</text:p>
          </table:table-cell>
          <table:table-cell table:style-name="ce2" office:value-type="float" office:value="110.220000029" calcext:value-type="float">
            <text:p>110.220000029</text:p>
          </table:table-cell>
          <table:table-cell table:style-name="ce2" office:value-type="float" office:value="4305.5831224" calcext:value-type="float">
            <text:p>4305.583122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7.98977908" calcext:value-type="float">
            <text:p>3877.98977908</text:p>
          </table:table-cell>
          <table:table-cell table:style-name="ce2" office:value-type="float" office:value="109.193000078" calcext:value-type="float">
            <text:p>109.193000078</text:p>
          </table:table-cell>
          <table:table-cell table:style-name="ce2" office:value-type="float" office:value="3809.47122114" calcext:value-type="float">
            <text:p>3809.4712211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2.54444011" calcext:value-type="float">
            <text:p>4302.54444011</text:p>
          </table:table-cell>
          <table:table-cell table:style-name="ce2" office:value-type="float" office:value="112.646999836" calcext:value-type="float">
            <text:p>112.646999836</text:p>
          </table:table-cell>
          <table:table-cell table:style-name="ce2" office:value-type="float" office:value="4244.60099462" calcext:value-type="float">
            <text:p>4244.6009946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5.26687266" calcext:value-type="float">
            <text:p>4185.26687266</text:p>
          </table:table-cell>
          <table:table-cell table:style-name="ce2" office:value-type="float" office:value="112.891000032" calcext:value-type="float">
            <text:p>112.891000032</text:p>
          </table:table-cell>
          <table:table-cell table:style-name="ce2" office:value-type="float" office:value="4001.61323619" calcext:value-type="float">
            <text:p>4001.6132361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94.11650768" calcext:value-type="float">
            <text:p>4294.11650768</text:p>
          </table:table-cell>
          <table:table-cell table:style-name="ce2" office:value-type="float" office:value="112.40500021" calcext:value-type="float">
            <text:p>112.40500021</text:p>
          </table:table-cell>
          <table:table-cell table:style-name="ce2" office:value-type="float" office:value="4137.584335" calcext:value-type="float">
            <text:p>4137.58433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7.77412846" calcext:value-type="float">
            <text:p>4097.77412846</text:p>
          </table:table-cell>
          <table:table-cell table:style-name="ce2" office:value-type="float" office:value="108.985000134" calcext:value-type="float">
            <text:p>108.985000134</text:p>
          </table:table-cell>
          <table:table-cell table:style-name="ce2" office:value-type="float" office:value="4030.92228371" calcext:value-type="float">
            <text:p>4030.9222837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43578352" calcext:value-type="float">
            <text:p>4141.43578352</text:p>
          </table:table-cell>
          <table:table-cell table:style-name="ce2" office:value-type="float" office:value="108.690999985" calcext:value-type="float">
            <text:p>108.690999985</text:p>
          </table:table-cell>
          <table:table-cell table:style-name="ce2" office:value-type="float" office:value="4082.26633456" calcext:value-type="float">
            <text:p>4082.266334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39.27292578" calcext:value-type="float">
            <text:p>4239.27292578</text:p>
          </table:table-cell>
          <table:table-cell table:style-name="ce2" office:value-type="float" office:value="109.726999998" calcext:value-type="float">
            <text:p>109.726999998</text:p>
          </table:table-cell>
          <table:table-cell table:style-name="ce2" office:value-type="float" office:value="4169.78095892" calcext:value-type="float">
            <text:p>4169.7809589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6.7184828" calcext:value-type="float">
            <text:p>3976.7184828</text:p>
          </table:table-cell>
          <table:table-cell table:style-name="ce2" office:value-type="float" office:value="108.703999996" calcext:value-type="float">
            <text:p>108.703999996</text:p>
          </table:table-cell>
          <table:table-cell table:style-name="ce2" office:value-type="float" office:value="3862.9307784" calcext:value-type="float">
            <text:p>3862.930778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49.22572798" calcext:value-type="float">
            <text:p>4349.22572798</text:p>
          </table:table-cell>
          <table:table-cell table:style-name="ce2" office:value-type="float" office:value="108.759000063" calcext:value-type="float">
            <text:p>108.759000063</text:p>
          </table:table-cell>
          <table:table-cell table:style-name="ce2" office:value-type="float" office:value="4208.03734616" calcext:value-type="float">
            <text:p>4208.0373461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90.5310316" calcext:value-type="float">
            <text:p>3890.5310316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856.16050291" calcext:value-type="float">
            <text:p>3856.1605029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33.2129754" calcext:value-type="float">
            <text:p>4333.2129754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4118.00477312" calcext:value-type="float">
            <text:p>4118.0047731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94.5555931" calcext:value-type="float">
            <text:p>4094.5555931</text:p>
          </table:table-cell>
          <table:table-cell table:style-name="ce2" office:value-type="float" office:value="108.610000134" calcext:value-type="float">
            <text:p>108.610000134</text:p>
          </table:table-cell>
          <table:table-cell table:style-name="ce2" office:value-type="float" office:value="4058.44310009" calcext:value-type="float">
            <text:p>4058.44310009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1.93387747" calcext:value-type="float">
            <text:p>4141.93387747</text:p>
          </table:table-cell>
          <table:table-cell table:style-name="ce2" office:value-type="float" office:value="108.758999825" calcext:value-type="float">
            <text:p>108.758999825</text:p>
          </table:table-cell>
          <table:table-cell table:style-name="ce2" office:value-type="float" office:value="4022.9445397" calcext:value-type="float">
            <text:p>4022.944539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78.03504965" calcext:value-type="float">
            <text:p>3978.03504965</text:p>
          </table:table-cell>
          <table:table-cell table:style-name="ce2" office:value-type="float" office:value="108.700000048" calcext:value-type="float">
            <text:p>108.700000048</text:p>
          </table:table-cell>
          <table:table-cell table:style-name="ce2" office:value-type="float" office:value="3877.43054461" calcext:value-type="float">
            <text:p>3877.4305446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88.13471223" calcext:value-type="float">
            <text:p>4088.13471223</text:p>
          </table:table-cell>
          <table:table-cell table:style-name="ce2" office:value-type="float" office:value="108.838999987" calcext:value-type="float">
            <text:p>108.838999987</text:p>
          </table:table-cell>
          <table:table-cell table:style-name="ce2" office:value-type="float" office:value="4062.0801356" calcext:value-type="float">
            <text:p>4062.080135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34.44821981" calcext:value-type="float">
            <text:p>4034.44821981</text:p>
          </table:table-cell>
          <table:table-cell table:style-name="ce2" office:value-type="float" office:value="108.587000132" calcext:value-type="float">
            <text:p>108.587000132</text:p>
          </table:table-cell>
          <table:table-cell table:style-name="ce2" office:value-type="float" office:value="4026.43189258" calcext:value-type="float">
            <text:p>4026.4318925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874.32432003" calcext:value-type="float">
            <text:p>3874.32432003</text:p>
          </table:table-cell>
          <table:table-cell table:style-name="ce2" office:value-type="float" office:value="108.595999956" calcext:value-type="float">
            <text:p>108.595999956</text:p>
          </table:table-cell>
          <table:table-cell table:style-name="ce2" office:value-type="float" office:value="3836.7977486" calcext:value-type="float">
            <text:p>3836.797748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86.9586163" calcext:value-type="float">
            <text:p>4286.9586163</text:p>
          </table:table-cell>
          <table:table-cell table:style-name="ce2" office:value-type="float" office:value="109.062999964" calcext:value-type="float">
            <text:p>109.062999964</text:p>
          </table:table-cell>
          <table:table-cell table:style-name="ce2" office:value-type="float" office:value="4246.92513154" calcext:value-type="float">
            <text:p>4246.9251315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7.17744176" calcext:value-type="float">
            <text:p>4137.17744176</text:p>
          </table:table-cell>
          <table:table-cell table:style-name="ce2" office:value-type="float" office:value="108.624000072" calcext:value-type="float">
            <text:p>108.624000072</text:p>
          </table:table-cell>
          <table:table-cell table:style-name="ce2" office:value-type="float" office:value="4025.92482775" calcext:value-type="float">
            <text:p>4025.92482775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16.39792306" calcext:value-type="float">
            <text:p>4416.39792306</text:p>
          </table:table-cell>
          <table:table-cell table:style-name="ce2" office:value-type="float" office:value="108.707999945" calcext:value-type="float">
            <text:p>108.707999945</text:p>
          </table:table-cell>
          <table:table-cell table:style-name="ce2" office:value-type="float" office:value="4360.79826457" calcext:value-type="float">
            <text:p>4360.7982645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80.55844657" calcext:value-type="float">
            <text:p>4180.55844657</text:p>
          </table:table-cell>
          <table:table-cell table:style-name="ce2" office:value-type="float" office:value="108.855000019" calcext:value-type="float">
            <text:p>108.855000019</text:p>
          </table:table-cell>
          <table:table-cell table:style-name="ce2" office:value-type="float" office:value="4024.96740748" calcext:value-type="float">
            <text:p>4024.9674074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33.93756399" calcext:value-type="float">
            <text:p>4133.93756399</text:p>
          </table:table-cell>
          <table:table-cell table:style-name="ce2" office:value-type="float" office:value="108.93200016" calcext:value-type="float">
            <text:p>108.93200016</text:p>
          </table:table-cell>
          <table:table-cell table:style-name="ce2" office:value-type="float" office:value="4091.93414628" calcext:value-type="float">
            <text:p>4091.93414628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42.29968309" calcext:value-type="float">
            <text:p>4142.29968309</text:p>
          </table:table-cell>
          <table:table-cell table:style-name="ce2" office:value-type="float" office:value="108.648999929" calcext:value-type="float">
            <text:p>108.648999929</text:p>
          </table:table-cell>
          <table:table-cell table:style-name="ce2" office:value-type="float" office:value="4076.98450264" calcext:value-type="float">
            <text:p>4076.9845026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00.44806533" calcext:value-type="float">
            <text:p>4300.44806533</text:p>
          </table:table-cell>
          <table:table-cell table:style-name="ce2" office:value-type="float" office:value="108.663000107" calcext:value-type="float">
            <text:p>108.663000107</text:p>
          </table:table-cell>
          <table:table-cell table:style-name="ce2" office:value-type="float" office:value="4197.58004177" calcext:value-type="float">
            <text:p>4197.58004177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26.94444103" calcext:value-type="float">
            <text:p>4126.94444103</text:p>
          </table:table-cell>
          <table:table-cell table:style-name="ce2" office:value-type="float" office:value="108.637000084" calcext:value-type="float">
            <text:p>108.637000084</text:p>
          </table:table-cell>
          <table:table-cell table:style-name="ce2" office:value-type="float" office:value="4096.14796246" calcext:value-type="float">
            <text:p>4096.14796246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392.81023325" calcext:value-type="float">
            <text:p>4392.81023325</text:p>
          </table:table-cell>
          <table:table-cell table:style-name="ce2" office:value-type="float" office:value="108.825999975" calcext:value-type="float">
            <text:p>108.825999975</text:p>
          </table:table-cell>
          <table:table-cell table:style-name="ce2" office:value-type="float" office:value="4313.20279922" calcext:value-type="float">
            <text:p>4313.2027992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50.20709757" calcext:value-type="float">
            <text:p>4150.20709757</text:p>
          </table:table-cell>
          <table:table-cell table:style-name="ce2" office:value-type="float" office:value="108.871999979" calcext:value-type="float">
            <text:p>108.871999979</text:p>
          </table:table-cell>
          <table:table-cell table:style-name="ce2" office:value-type="float" office:value="4084.15154222" calcext:value-type="float">
            <text:p>4084.15154222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057.89104973" calcext:value-type="float">
            <text:p>4057.89104973</text:p>
          </table:table-cell>
          <table:table-cell table:style-name="ce2" office:value-type="float" office:value="108.768000126" calcext:value-type="float">
            <text:p>108.768000126</text:p>
          </table:table-cell>
          <table:table-cell table:style-name="ce2" office:value-type="float" office:value="3976.47485453" calcext:value-type="float">
            <text:p>3976.47485453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40.14321923" calcext:value-type="float">
            <text:p>4240.14321923</text:p>
          </table:table-cell>
          <table:table-cell table:style-name="ce2" office:value-type="float" office:value="108.789000034" calcext:value-type="float">
            <text:p>108.789000034</text:p>
          </table:table-cell>
          <table:table-cell table:style-name="ce2" office:value-type="float" office:value="4117.07108784" calcext:value-type="float">
            <text:p>4117.07108784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278.21731473" calcext:value-type="float">
            <text:p>4278.21731473</text:p>
          </table:table-cell>
          <table:table-cell table:style-name="ce2" office:value-type="float" office:value="108.697999954" calcext:value-type="float">
            <text:p>108.697999954</text:p>
          </table:table-cell>
          <table:table-cell table:style-name="ce2" office:value-type="float" office:value="4209.74407281" calcext:value-type="float">
            <text:p>4209.74407281</text:p>
          </table:table-cell>
          <table:table-cell table:number-columns-repeated="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472.32512446" calcext:value-type="float">
            <text:p>4472.32512446</text:p>
          </table:table-cell>
          <table:table-cell table:style-name="ce2" office:value-type="float" office:value="108.677000046" calcext:value-type="float">
            <text:p>108.677000046</text:p>
          </table:table-cell>
          <table:table-cell table:style-name="ce2" office:value-type="float" office:value="4391.36766639" calcext:value-type="float">
            <text:p>4391.36766639</text:p>
          </table:table-cell>
          <table:table-cell table:number-columns-repeated="5"/>
        </table:table-row>
        <table:table-row table:style-name="ro2" table:number-rows-repeated="10483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SO" style:display-name="PageStyle_PS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PSO_5f_SA" style:display-name="PageStyle_PSO_SA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01:23:35.840000000</meta:creation-date>
    <dc:date>2013-11-24T01:30:22.616000000</dc:date>
    <meta:editing-duration>PT5M13S</meta:editing-duration>
    <meta:editing-cycles>6</meta:editing-cycles>
    <meta:generator>LibreOffice/4.1.2.3$Windows_x86 LibreOffice_project/40b2d7fde7e8d2d7bc5a449dc65df4d08a7dd38</meta:generator>
    <meta:document-statistic meta:table-count="2" meta:cell-count="1618" meta:object-count="0"/>
  </office:meta>
</office:document-meta>
</file>